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0f540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2e7adf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685be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57cae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616aec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27e6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6f73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85be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3b329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57cae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66f73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5319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a56a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7cae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16ae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27e61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519dc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ef850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f155e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71582f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7d17f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89860e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69197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90e3d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616aec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74078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a56ad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174f6e" officeooo:paragraph-rsid="00174f6e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7fc28c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90e3d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c214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56ad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6519dc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6519dc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bcdf6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685be4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591dc5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69b6ed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265ccf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font-weight="normal" officeooo:rsid="0020fc97" officeooo:paragraph-rsid="0020fc97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font-weight="normal" officeooo:rsid="00221131" officeooo:paragraph-rsid="00221131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591dc5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616aec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6ef850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5aef0e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6f155e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31951f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2dc9ad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344ad8" officeooo:paragraph-rsid="00439613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39782f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439613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83cea6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font-weight="normal" officeooo:rsid="003a15f3" officeooo:paragraph-rsid="00439613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1pt" fo:font-weight="normal" officeooo:rsid="004010bb" officeooo:paragraph-rsid="005aef0e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591dc5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616aec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6ef850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1pt" fo:font-weight="normal" officeooo:rsid="001ac214" officeooo:paragraph-rsid="001ac214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1pt" fo:font-weight="normal" officeooo:rsid="00570806" officeooo:paragraph-rsid="0066f73c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1pt" fo:font-weight="normal" officeooo:rsid="005b8096" officeooo:paragraph-rsid="00685be4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5d565a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69b6ed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1pt" fo:font-weight="normal" officeooo:rsid="00627e61" officeooo:paragraph-rsid="00627e61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1399a5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66f73c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1pt" fo:font-weight="normal" officeooo:rsid="00616aec" officeooo:paragraph-rsid="00616aec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1pt" fo:font-weight="normal" officeooo:rsid="006519dc" officeooo:paragraph-rsid="006519dc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1pt" fo:font-weight="normal" officeooo:rsid="006c00c6" officeooo:paragraph-rsid="006c00c6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1pt" fo:font-weight="normal" officeooo:rsid="006ef850" officeooo:paragraph-rsid="006ef850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1pt" fo:font-weight="normal" officeooo:rsid="007fc28c" officeooo:paragraph-rsid="007fc28c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1pt" fo:font-weight="normal" officeooo:rsid="0080470d" officeooo:paragraph-rsid="0080470d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1pt" fo:font-weight="normal" officeooo:rsid="00819b1b" officeooo:paragraph-rsid="00819b1b" style:font-size-asian="11pt" style:font-weight-asian="normal" style:font-size-complex="11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1pt" fo:font-weight="normal" officeooo:rsid="00821008" officeooo:paragraph-rsid="00821008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1pt" fo:font-weight="normal" officeooo:rsid="0083cea6" officeooo:paragraph-rsid="0083cea6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1pt" fo:font-weight="normal" officeooo:rsid="0086dd94" officeooo:paragraph-rsid="0087f1ec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1pt" fo:font-weight="normal" officeooo:rsid="0087f1ec" officeooo:paragraph-rsid="0087f1ec" style:font-size-asian="11pt" style:font-weight-asian="normal" style:font-size-complex="11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1pt" fo:font-style="normal" fo:font-weight="normal" officeooo:rsid="0012b1e8" officeooo:paragraph-rsid="00685be4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1pt" fo:font-style="normal" fo:font-weight="normal" officeooo:rsid="002834d6" officeooo:paragraph-rsid="001a56ad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11pt" fo:font-style="normal" fo:font-weight="bold" officeooo:rsid="00367324" officeooo:paragraph-rsid="00367324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size="11pt" fo:font-weight="bold" officeooo:rsid="0030b387" officeooo:paragraph-rsid="0030b387" style:font-size-asian="11pt" style:font-weight-asian="bold" style:font-size-complex="11pt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size="11pt" fo:font-weight="bold" officeooo:rsid="0031951f" officeooo:paragraph-rsid="0031951f" style:font-size-asian="11pt" style:font-weight-asian="bold" style:font-size-complex="11pt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size="11pt" fo:font-weight="bold" officeooo:rsid="003259e1" officeooo:paragraph-rsid="00439613" style:font-size-asian="11pt" style:font-weight-asian="bold" style:font-size-complex="11pt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344ad8" style:font-size-asian="11pt" style:font-weight-asian="bold" style:font-size-complex="11pt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439613" style:font-size-asian="11pt" style:font-weight-asian="bold" style:font-size-complex="11pt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size="11pt" fo:font-weight="bold" officeooo:rsid="0020fc97" officeooo:paragraph-rsid="0020fc97" style:font-size-asian="11pt" style:font-weight-asian="bold" style:font-size-complex="11pt" style:font-weight-complex="bold"/>
    </style:style>
    <style:style style:name="P102" style:family="paragraph" style:parent-style-name="Standard">
      <style:paragraph-properties fo:text-align="justify" style:justify-single-word="false"/>
      <style:text-properties fo:color="#800000"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4c8e4a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71582f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7d17fd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89860e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color="#800000" fo:font-size="11pt" fo:font-weight="normal" officeooo:rsid="00485d37" officeooo:paragraph-rsid="00485d37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color="#800000" fo:font-size="11pt" fo:font-weight="normal" officeooo:rsid="004c8e4a" officeooo:paragraph-rsid="004c8e4a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color="#800000" fo:font-size="11pt" fo:font-weight="normal" officeooo:rsid="0071582f" officeooo:paragraph-rsid="0071582f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color="#800000" fo:font-size="11pt" fo:font-weight="normal" officeooo:rsid="007d17fd" officeooo:paragraph-rsid="007d17fd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color="#800000" fo:font-size="11pt" fo:font-weight="normal" officeooo:rsid="0089860e" officeooo:paragraph-rsid="0089860e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Droid Sans1" officeooo:rsid="000c623c" officeooo:paragraph-rsid="0020fc97"/>
    </style:style>
    <style:style style:name="P114" style:family="paragraph" style:parent-style-name="Standard">
      <style:paragraph-properties fo:text-align="justify" style:justify-single-word="false"/>
      <style:text-properties style:font-name="Liberation Serif" fo:font-size="11pt" officeooo:rsid="000c623c" officeooo:paragraph-rsid="00221131" style:font-size-asian="11pt" style:font-size-complex="11pt"/>
    </style:style>
    <style:style style:name="P115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35349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4219c" style:font-size-asian="11pt" style:font-weight-asian="normal" style:font-size-complex="11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c0377" style:font-size-asian="11pt" style:font-weight-asian="normal" style:font-size-complex="11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27e61" style:font-size-asian="11pt" style:font-weight-asian="normal" style:font-size-complex="11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519dc" style:font-size-asian="11pt" style:font-weight-asian="normal" style:font-size-complex="11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16aec" style:font-size-asian="11pt" style:font-weight-asian="normal" style:font-size-complex="11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ef850" style:font-size-asian="11pt" style:font-weight-asian="normal" style:font-size-complex="11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f155e" style:font-size-asian="11pt" style:font-weight-asian="normal" style:font-size-complex="11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159758" officeooo:paragraph-rsid="00616aec" style:font-size-asian="11pt" style:font-weight-asian="normal" style:font-size-complex="11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79e58b" officeooo:paragraph-rsid="0071582f" style:font-size-asian="11pt" style:font-weight-asian="normal" style:font-size-complex="11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79e58b" officeooo:paragraph-rsid="007d17fd" style:font-size-asian="11pt" style:font-weight-asian="normal" style:font-size-complex="11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79e58b" officeooo:paragraph-rsid="0089860e" style:font-size-asian="11pt" style:font-weight-asian="normal" style:font-size-complex="11pt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721bb6" officeooo:paragraph-rsid="0089860e" style:font-size-asian="11pt" style:font-weight-asian="normal" style:font-size-complex="11pt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font-size="10pt" fo:font-weight="normal" officeooo:rsid="0010d2cd" officeooo:paragraph-rsid="0029fe5c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2bd92" style:font-size-asian="11pt" style:font-style-asian="italic" style:font-weight-asian="normal" style:font-size-complex="11pt" style:font-style-complex="italic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c8e4a" style:font-size-asian="11pt" style:font-style-asian="italic" style:font-weight-asian="normal" style:font-size-complex="11pt" style:font-style-complex="italic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71582f" style:font-size-asian="11pt" style:font-style-asian="italic" style:font-weight-asian="normal" style:font-size-complex="11pt" style:font-style-complex="italic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7d17fd" style:font-size-asian="11pt" style:font-style-asian="italic" style:font-weight-asian="normal" style:font-size-complex="11pt" style:font-style-complex="italic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89860e" style:font-size-asian="11pt" style:font-style-asian="italic" style:font-weight-asian="normal" style:font-size-complex="11pt" style:font-style-complex="italic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2bd92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89860e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c8e4a" officeooo:paragraph-rsid="004c8e4a" style:font-size-asian="11pt" style:font-style-asian="normal" style:font-weight-asian="bold" style:font-size-complex="11pt" style:font-style-complex="normal" style:font-weight-complex="bold"/>
    </style:style>
    <style:style style:name="P141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5381b" officeooo:paragraph-rsid="00439613" style:font-size-asian="11pt" style:font-style-asian="normal" style:font-weight-asian="bold" style:font-size-complex="11pt" style:font-style-complex="normal" style:font-weight-complex="bold"/>
    </style:style>
    <style:style style:name="P142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7869b8" officeooo:paragraph-rsid="007869b8" fo:background-color="transparent" style:font-size-asian="11pt" style:font-style-asian="normal" style:font-weight-asian="bold" style:font-size-complex="11pt" style:font-style-complex="normal" style:font-weight-complex="bold"/>
    </style:style>
    <style:style style:name="P143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7869b8" officeooo:paragraph-rsid="007d17fd" fo:background-color="transparent" style:font-size-asian="11pt" style:font-style-asian="normal" style:font-weight-asian="bold" style:font-size-complex="11pt" style:font-style-complex="normal" style:font-weight-complex="bold"/>
    </style:style>
    <style:style style:name="P144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7869b8" officeooo:paragraph-rsid="0089860e" fo:background-color="transparent" style:font-size-asian="11pt" style:font-style-asian="normal" style:font-weight-asian="bold" style:font-size-complex="11pt" style:font-style-complex="normal" style:font-weight-complex="bold"/>
    </style:style>
    <style:style style:name="P14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9fe94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89860e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89860e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89860e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89860e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116d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721bb6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55f67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508065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7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89860e" style:font-size-asian="11pt" style:font-style-asian="normal" style:font-weight-asian="normal" style:font-size-complex="11pt" style:font-style-complex="normal" style:font-weight-complex="normal"/>
    </style:style>
    <style:style style:name="P17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7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7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89860e" style:font-size-asian="11pt" style:font-style-asian="normal" style:font-weight-asian="normal" style:font-size-complex="11pt" style:font-style-complex="normal" style:font-weight-complex="normal"/>
    </style:style>
    <style:style style:name="P17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8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8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8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89860e" style:font-size-asian="11pt" style:font-style-asian="normal" style:font-weight-asian="normal" style:font-size-complex="11pt" style:font-style-complex="normal" style:font-weight-complex="normal"/>
    </style:style>
    <style:style style:name="P18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89860e" style:font-size-asian="11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0e7b7d" officeooo:paragraph-rsid="00721bb6" style:font-size-asian="11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21bb6" officeooo:paragraph-rsid="0073b970" style:font-size-asian="11pt" style:font-style-asian="normal" style:font-weight-asian="normal" style:font-size-complex="11pt" style:font-style-complex="normal" style:font-weight-complex="normal"/>
    </style:style>
    <style:style style:name="P18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21bb6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9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21bb6" officeooo:paragraph-rsid="0089860e" style:font-size-asian="11pt" style:font-style-asian="normal" style:font-weight-asian="normal" style:font-size-complex="11pt" style:font-style-complex="normal" style:font-weight-complex="normal"/>
    </style:style>
    <style:style style:name="P19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7b2a5" officeooo:paragraph-rsid="0077b2a5" style:font-size-asian="11pt" style:font-style-asian="normal" style:font-weight-asian="normal" style:font-size-complex="11pt" style:font-style-complex="normal" style:font-weight-complex="normal"/>
    </style:style>
    <style:style style:name="P19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08065" officeooo:paragraph-rsid="0079e58b" style:font-size-asian="11pt" style:font-style-asian="normal" style:font-weight-asian="normal" style:font-size-complex="11pt" style:font-style-complex="normal" style:font-weight-complex="normal"/>
    </style:style>
    <style:style style:name="P19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434d5" officeooo:paragraph-rsid="007434d5" style:font-size-asian="11pt" style:font-style-asian="normal" style:font-weight-asian="normal" style:font-size-complex="11pt" style:font-style-complex="normal" style:font-weight-complex="normal"/>
    </style:style>
    <style:style style:name="P19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434d5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b17fb" officeooo:paragraph-rsid="007b17fb" fo:background-color="#ffff00" style:font-size-asian="11pt" style:font-style-asian="normal" style:font-weight-asian="normal" style:font-size-complex="11pt" style:font-style-complex="normal" style:font-weight-complex="normal"/>
    </style:style>
    <style:style style:name="P19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b17fb" officeooo:paragraph-rsid="007d17fd" fo:background-color="#ffff00" style:font-size-asian="11pt" style:font-style-asian="normal" style:font-weight-asian="normal" style:font-size-complex="11pt" style:font-style-complex="normal" style:font-weight-complex="normal"/>
    </style:style>
    <style:style style:name="P19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b17fb" officeooo:paragraph-rsid="0089860e" fo:background-color="#ffff00" style:font-size-asian="11pt" style:font-style-asian="normal" style:font-weight-asian="normal" style:font-size-complex="11pt" style:font-style-complex="normal" style:font-weight-complex="normal"/>
    </style:style>
    <style:style style:name="P19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08065" officeooo:paragraph-rsid="007d17fd" fo:background-color="#ffff00" style:font-size-asian="11pt" style:font-style-asian="normal" style:font-weight-asian="normal" style:font-size-complex="11pt" style:font-style-complex="normal" style:font-weight-complex="normal"/>
    </style:style>
    <style:style style:name="P19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7b2a5" officeooo:paragraph-rsid="007d17fd" fo:background-color="#ffff00" style:font-size-asian="11pt" style:font-style-asian="normal" style:font-weight-asian="normal" style:font-size-complex="11pt" style:font-style-complex="normal" style:font-weight-complex="normal"/>
    </style:style>
    <style:style style:name="P200" style:family="paragraph" style:parent-style-name="Standard">
      <style:paragraph-properties fo:text-align="justify" style:justify-single-word="false"/>
      <style:text-properties fo:color="#009900"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201" style:family="paragraph" style:parent-style-name="Standard">
      <style:paragraph-properties fo:text-align="justify" style:justify-single-word="false"/>
      <style:text-properties fo:color="#009900"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202" style:family="paragraph" style:parent-style-name="Standard">
      <style:paragraph-properties fo:text-align="justify" style:justify-single-word="false"/>
      <style:text-properties fo:color="#009900"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203" style:family="paragraph" style:parent-style-name="Standard">
      <style:paragraph-properties fo:text-align="justify" style:justify-single-word="false"/>
      <style:text-properties fo:color="#009900" fo:font-size="11pt" fo:font-weight="normal" officeooo:rsid="001399a5" officeooo:paragraph-rsid="001a56ad" style:font-size-asian="11pt" style:font-weight-asian="normal" style:font-size-complex="11pt" style:font-weight-complex="normal"/>
    </style:style>
    <style:style style:name="P204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205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4e8ba8" style:font-size-asian="11pt" style:font-weight-asian="normal" style:font-size-complex="11pt" style:font-weight-complex="normal"/>
    </style:style>
    <style:style style:name="P206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71582f" style:font-size-asian="11pt" style:font-weight-asian="normal" style:font-size-complex="11pt" style:font-weight-complex="normal"/>
    </style:style>
    <style:style style:name="P207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7d17fd" style:font-size-asian="11pt" style:font-weight-asian="normal" style:font-size-complex="11pt" style:font-weight-complex="normal"/>
    </style:style>
    <style:style style:name="P208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89860e" style:font-size-asian="11pt" style:font-weight-asian="normal" style:font-size-complex="11pt" style:font-weight-complex="normal"/>
    </style:style>
    <style:style style:name="P209" style:family="paragraph" style:parent-style-name="Standard">
      <style:paragraph-properties fo:text-align="justify" style:justify-single-word="false"/>
      <style:text-properties fo:color="#006600"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210" style:family="paragraph" style:parent-style-name="Standard">
      <style:paragraph-properties fo:text-align="justify" style:justify-single-word="false"/>
      <style:text-properties fo:color="#006600"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211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212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213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214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215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89860e" style:font-size-asian="11pt" style:font-style-asian="normal" style:font-weight-asian="normal" style:font-size-complex="11pt" style:font-style-complex="normal" style:font-weight-complex="normal"/>
    </style:style>
    <style:style style:name="P216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217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89860e" style:font-size-asian="11pt" style:font-style-asian="normal" style:font-weight-asian="normal" style:font-size-complex="11pt" style:font-style-complex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officeooo:paragraph-rsid="0071582f"/>
    </style:style>
    <style:style style:name="P221" style:family="paragraph" style:parent-style-name="Standard">
      <style:paragraph-properties fo:text-align="justify" style:justify-single-word="false"/>
      <style:text-properties officeooo:paragraph-rsid="007d17fd"/>
    </style:style>
    <style:style style:name="P222" style:family="paragraph" style:parent-style-name="Standard">
      <style:paragraph-properties fo:text-align="justify" style:justify-single-word="false"/>
      <style:text-properties officeooo:paragraph-rsid="0089860e"/>
    </style:style>
    <style:style style:name="P223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8fde5" style:font-size-asian="11pt" style:font-weight-asian="normal" style:font-size-complex="11pt" style:font-weight-complex="normal"/>
    </style:style>
    <style:style style:name="P224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57cae0" style:font-size-asian="11pt" style:font-weight-asian="normal" style:font-size-complex="11pt" style:font-weight-complex="normal"/>
    </style:style>
    <style:style style:name="P225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226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227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228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229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230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231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bold" officeooo:rsid="00426ad7" officeooo:paragraph-rsid="0041222b" style:font-size-asian="11pt" style:font-style-asian="normal" style:font-weight-asian="bold" style:font-size-complex="11pt" style:font-style-complex="normal" style:font-weight-complex="bold"/>
    </style:style>
    <style:style style:name="P232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style:font-name="Liberation Serif" fo:font-size="11pt" fo:font-weight="normal" officeooo:rsid="0118e59e" officeooo:paragraph-rsid="0089a4cd" fo:background-color="transparent" style:font-size-asian="11pt" style:font-weight-asian="normal" style:font-size-complex="11pt" style:font-weight-complex="normal"/>
    </style:style>
    <style:style style:name="P233" style:family="paragraph" style:parent-style-name="Standard">
      <style:paragraph-properties fo:margin-top="0.199cm" fo:margin-bottom="0cm" loext:contextual-spacing="false" fo:text-align="justify" style:justify-single-word="false"/>
      <style:text-properties style:font-name="Liberation Serif" fo:font-size="11pt" fo:font-weight="normal" officeooo:rsid="0118e59e" officeooo:paragraph-rsid="0089a4cd" fo:background-color="transparent" style:font-size-asian="11pt" style:font-weight-asian="normal" style:font-size-complex="11pt" style:font-weight-complex="normal"/>
    </style:style>
    <style:style style:name="P234" style:family="paragraph" style:parent-style-name="Text_20_body">
      <style:text-properties officeooo:paragraph-rsid="0052540a"/>
    </style:style>
    <style:style style:name="P235" style:family="paragraph" style:parent-style-name="Text_20_body">
      <style:text-properties fo:font-size="11pt" officeooo:paragraph-rsid="0071582f" style:font-size-asian="11pt" style:font-size-complex="11pt"/>
    </style:style>
    <style:style style:name="P236" style:family="paragraph" style:parent-style-name="Text_20_body">
      <style:text-properties fo:font-size="11pt" officeooo:rsid="0079e58b" officeooo:paragraph-rsid="0079e58b" style:font-size-asian="11pt" style:font-size-complex="11pt"/>
    </style:style>
    <style:style style:name="P237" style:family="paragraph" style:parent-style-name="Text_20_body">
      <style:text-properties fo:font-size="11pt" officeooo:rsid="0079e58b" officeooo:paragraph-rsid="007d17fd" style:font-size-asian="11pt" style:font-size-complex="11pt"/>
    </style:style>
    <style:style style:name="P238" style:family="paragraph" style:parent-style-name="Text_20_body">
      <style:text-properties fo:font-size="11pt" officeooo:paragraph-rsid="007d17fd" style:font-size-asian="11pt" style:font-size-complex="11pt"/>
    </style:style>
    <style:style style:name="P239" style:family="paragraph" style:parent-style-name="Text_20_body">
      <style:text-properties fo:font-size="11pt" officeooo:paragraph-rsid="0089860e" style:font-size-asian="11pt" style:font-size-complex="11pt"/>
    </style:style>
    <style:style style:name="P24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1pt" fo:letter-spacing="normal" fo:font-style="normal" fo:font-weight="normal" officeooo:rsid="0118e59e" officeooo:paragraph-rsid="0089860e" fo:background-color="transparent" style:font-size-asian="11pt" style:font-weight-asian="normal" style:font-size-complex="11pt" style:font-weight-complex="normal"/>
    </style:style>
    <style:style style:name="P24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1pt" fo:letter-spacing="normal" fo:font-style="normal" fo:font-weight="normal" officeooo:rsid="0118e59e" officeooo:paragraph-rsid="008cb664" fo:background-color="transparent" style:font-size-asian="11pt" style:font-weight-asian="normal" style:font-size-complex="11pt" style:font-weight-complex="normal"/>
    </style:style>
    <style:style style:name="P24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1pt" fo:letter-spacing="normal" fo:font-style="normal" fo:font-weight="normal" officeooo:rsid="0118e59e" officeooo:paragraph-rsid="009418c6" fo:background-color="transparent" style:font-size-asian="11pt" style:font-weight-asian="normal" style:font-size-complex="11pt" style:font-weight-complex="normal"/>
    </style:style>
    <style:style style:name="P24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89860e" style:font-size-asian="11pt" style:font-style-asian="normal" style:font-weight-asian="normal" style:font-size-complex="11pt" style:font-style-complex="normal" style:font-weight-complex="normal"/>
    </style:style>
    <style:style style:name="P24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8b8397" style:font-size-asian="11pt" style:font-style-asian="normal" style:font-weight-asian="normal" style:font-size-complex="11pt" style:font-style-complex="normal" style:font-weight-complex="normal"/>
    </style:style>
    <style:style style:name="P24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9418c6" style:font-size-asian="11pt" style:font-style-asian="normal" style:font-weight-asian="normal" style:font-size-complex="11pt" style:font-style-complex="normal" style:font-weight-complex="normal"/>
    </style:style>
    <style:style style:name="P24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954d99" style:font-size-asian="11pt" style:font-style-asian="normal" style:font-weight-asian="normal" style:font-size-complex="11pt" style:font-style-complex="normal" style:font-weight-complex="normal"/>
    </style:style>
    <style:style style:name="P24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434d5" officeooo:paragraph-rsid="0089860e" style:font-size-asian="11pt" style:font-style-asian="normal" style:font-weight-asian="normal" style:font-size-complex="11pt" style:font-style-complex="normal" style:font-weight-complex="normal"/>
    </style:style>
    <style:style style:name="P24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434d5" officeooo:paragraph-rsid="008b8397" style:font-size-asian="11pt" style:font-style-asian="normal" style:font-weight-asian="normal" style:font-size-complex="11pt" style:font-style-complex="normal" style:font-weight-complex="normal"/>
    </style:style>
    <style:style style:name="P24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8b8397" style:font-size-asian="11pt" style:font-style-asian="normal" style:font-weight-asian="normal" style:font-size-complex="11pt" style:font-style-complex="normal" style:font-weight-complex="normal"/>
    </style:style>
    <style:style style:name="P25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9418c6" style:font-size-asian="11pt" style:font-style-asian="normal" style:font-weight-asian="normal" style:font-size-complex="11pt" style:font-style-complex="normal" style:font-weight-complex="normal"/>
    </style:style>
    <style:style style:name="P25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8b8397" style:font-size-asian="11pt" style:font-style-asian="normal" style:font-weight-asian="normal" style:font-size-complex="11pt" style:font-style-complex="normal" style:font-weight-complex="normal"/>
    </style:style>
    <style:style style:name="P25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9418c6" style:font-size-asian="11pt" style:font-style-asian="normal" style:font-weight-asian="normal" style:font-size-complex="11pt" style:font-style-complex="normal" style:font-weight-complex="normal"/>
    </style:style>
    <style:style style:name="P25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8cb664" style:font-size-asian="11pt" style:font-style-asian="normal" style:font-weight-asian="normal" style:font-size-complex="11pt" style:font-style-complex="normal" style:font-weight-complex="normal"/>
    </style:style>
    <style:style style:name="P25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8b8397" style:font-size-asian="11pt" style:font-style-asian="normal" style:font-weight-asian="normal" style:font-size-complex="11pt" style:font-style-complex="normal" style:font-weight-complex="normal"/>
    </style:style>
    <style:style style:name="P25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9418c6" style:font-size-asian="11pt" style:font-style-asian="normal" style:font-weight-asian="normal" style:font-size-complex="11pt" style:font-style-complex="normal" style:font-weight-complex="normal"/>
    </style:style>
    <style:style style:name="P25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8b8397" style:font-size-asian="11pt" style:font-style-asian="normal" style:font-weight-asian="normal" style:font-size-complex="11pt" style:font-style-complex="normal" style:font-weight-complex="normal"/>
    </style:style>
    <style:style style:name="P25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9418c6" style:font-size-asian="11pt" style:font-style-asian="normal" style:font-weight-asian="normal" style:font-size-complex="11pt" style:font-style-complex="normal" style:font-weight-complex="normal"/>
    </style:style>
    <style:style style:name="P25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21bb6" officeooo:paragraph-rsid="008b8397" style:font-size-asian="11pt" style:font-style-asian="normal" style:font-weight-asian="normal" style:font-size-complex="11pt" style:font-style-complex="normal" style:font-weight-complex="normal"/>
    </style:style>
    <style:style style:name="P25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21bb6" officeooo:paragraph-rsid="008cb664" style:font-size-asian="11pt" style:font-style-asian="normal" style:font-weight-asian="normal" style:font-size-complex="11pt" style:font-style-complex="normal" style:font-weight-complex="normal"/>
    </style:style>
    <style:style style:name="P26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21bb6" officeooo:paragraph-rsid="009418c6" style:font-size-asian="11pt" style:font-style-asian="normal" style:font-weight-asian="normal" style:font-size-complex="11pt" style:font-style-complex="normal" style:font-weight-complex="normal"/>
    </style:style>
    <style:style style:name="P26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8b8397" style:font-size-asian="11pt" style:font-style-asian="normal" style:font-weight-asian="normal" style:font-size-complex="11pt" style:font-style-complex="normal" style:font-weight-complex="normal"/>
    </style:style>
    <style:style style:name="P26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9418c6" style:font-size-asian="11pt" style:font-style-asian="normal" style:font-weight-asian="normal" style:font-size-complex="11pt" style:font-style-complex="normal" style:font-weight-complex="normal"/>
    </style:style>
    <style:style style:name="P26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8b8397" style:font-size-asian="11pt" style:font-style-asian="normal" style:font-weight-asian="normal" style:font-size-complex="11pt" style:font-style-complex="normal" style:font-weight-complex="normal"/>
    </style:style>
    <style:style style:name="P26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9418c6" style:font-size-asian="11pt" style:font-style-asian="normal" style:font-weight-asian="normal" style:font-size-complex="11pt" style:font-style-complex="normal" style:font-weight-complex="normal"/>
    </style:style>
    <style:style style:name="P26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8b8397" style:font-size-asian="11pt" style:font-style-asian="normal" style:font-weight-asian="normal" style:font-size-complex="11pt" style:font-style-complex="normal" style:font-weight-complex="normal"/>
    </style:style>
    <style:style style:name="P26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9418c6" style:font-size-asian="11pt" style:font-style-asian="normal" style:font-weight-asian="normal" style:font-size-complex="11pt" style:font-style-complex="normal" style:font-weight-complex="normal"/>
    </style:style>
    <style:style style:name="P26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7b2a5" officeooo:paragraph-rsid="008b8397" fo:background-color="#ffff00" style:font-size-asian="11pt" style:font-style-asian="normal" style:font-weight-asian="normal" style:font-size-complex="11pt" style:font-style-complex="normal" style:font-weight-complex="normal"/>
    </style:style>
    <style:style style:name="P26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7b2a5" officeooo:paragraph-rsid="009418c6" fo:background-color="#ffff00" style:font-size-asian="11pt" style:font-style-asian="normal" style:font-weight-asian="normal" style:font-size-complex="11pt" style:font-style-complex="normal" style:font-weight-complex="normal"/>
    </style:style>
    <style:style style:name="P26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92b8a3" officeooo:paragraph-rsid="0092b8a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92b8a3" officeooo:paragraph-rsid="009418c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434d5" officeooo:paragraph-rsid="009418c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2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8b8397" style:font-size-asian="11pt" style:font-style-asian="normal" style:font-weight-asian="normal" style:font-size-complex="11pt" style:font-style-complex="normal" style:font-weight-complex="normal"/>
    </style:style>
    <style:style style:name="P273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9418c6" style:font-size-asian="11pt" style:font-style-asian="normal" style:font-weight-asian="normal" style:font-size-complex="11pt" style:font-style-complex="normal" style:font-weight-complex="normal"/>
    </style:style>
    <style:style style:name="P274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921447" officeooo:paragraph-rsid="00921447" fo:background-color="transparent" style:font-size-asian="11pt" style:font-style-asian="normal" style:font-weight-asian="bold" style:font-size-complex="11pt" style:font-style-complex="normal" style:font-weight-complex="bold"/>
    </style:style>
    <style:style style:name="P275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921447" officeooo:paragraph-rsid="009418c6" fo:background-color="#ffff00" style:font-size-asian="11pt" style:font-style-asian="normal" style:font-weight-asian="bold" style:font-size-complex="11pt" style:font-style-complex="normal" style:font-weight-complex="bold"/>
    </style:style>
    <style:style style:name="P276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8b8397" style:font-size-asian="11pt" style:font-style-asian="italic" style:font-weight-asian="normal" style:font-size-complex="11pt" style:font-style-complex="italic" style:font-weight-complex="normal"/>
    </style:style>
    <style:style style:name="P277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9418c6" style:font-size-asian="11pt" style:font-style-asian="italic" style:font-weight-asian="normal" style:font-size-complex="11pt" style:font-style-complex="italic" style:font-weight-complex="normal"/>
    </style:style>
    <style:style style:name="P278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79e58b" officeooo:paragraph-rsid="008b8397" style:font-size-asian="11pt" style:font-weight-asian="normal" style:font-size-complex="11pt" style:font-weight-complex="normal"/>
    </style:style>
    <style:style style:name="P279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79e58b" officeooo:paragraph-rsid="009418c6" style:font-size-asian="11pt" style:font-weight-asian="normal" style:font-size-complex="11pt" style:font-weight-complex="normal"/>
    </style:style>
    <style:style style:name="P280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721bb6" officeooo:paragraph-rsid="008cb664" style:font-size-asian="11pt" style:font-weight-asian="normal" style:font-size-complex="11pt" style:font-weight-complex="normal"/>
    </style:style>
    <style:style style:name="P281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721bb6" officeooo:paragraph-rsid="009418c6" style:font-size-asian="11pt" style:font-weight-asian="normal" style:font-size-complex="11pt" style:font-weight-complex="normal"/>
    </style:style>
    <style:style style:name="P282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8b8397" style:font-size-asian="11pt" style:font-weight-asian="normal" style:font-size-complex="11pt" style:font-weight-complex="normal"/>
    </style:style>
    <style:style style:name="P283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9418c6" style:font-size-asian="11pt" style:font-weight-asian="normal" style:font-size-complex="11pt" style:font-weight-complex="normal"/>
    </style:style>
    <style:style style:name="P284" style:family="paragraph" style:parent-style-name="Standard">
      <style:paragraph-properties fo:text-align="justify" style:justify-single-word="false"/>
      <style:text-properties officeooo:paragraph-rsid="008b8397"/>
    </style:style>
    <style:style style:name="P285" style:family="paragraph" style:parent-style-name="Standard">
      <style:paragraph-properties fo:text-align="justify" style:justify-single-word="false"/>
      <style:text-properties officeooo:paragraph-rsid="009418c6"/>
    </style:style>
    <style:style style:name="P286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8b8397" style:font-size-asian="11pt" style:font-weight-asian="normal" style:font-size-complex="11pt" style:font-weight-complex="normal"/>
    </style:style>
    <style:style style:name="P287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9418c6" style:font-size-asian="11pt" style:font-weight-asian="normal" style:font-size-complex="11pt" style:font-weight-complex="normal"/>
    </style:style>
    <style:style style:name="P288" style:family="paragraph" style:parent-style-name="Standard">
      <style:paragraph-properties fo:text-align="justify" style:justify-single-word="false"/>
      <style:text-properties fo:color="#800000" fo:font-size="11pt" fo:font-weight="normal" officeooo:rsid="008b8397" officeooo:paragraph-rsid="008b8397" style:font-size-asian="11pt" style:font-weight-asian="normal" style:font-size-complex="11pt" style:font-weight-complex="normal"/>
    </style:style>
    <style:style style:name="P289" style:family="paragraph" style:parent-style-name="Standard">
      <style:paragraph-properties fo:text-align="justify" style:justify-single-word="false"/>
      <style:text-properties fo:color="#800000" fo:font-size="11pt" fo:font-weight="normal" officeooo:rsid="009418c6" officeooo:paragraph-rsid="009418c6" style:font-size-asian="11pt" style:font-weight-asian="normal" style:font-size-complex="11pt" style:font-weight-complex="normal"/>
    </style:style>
    <style:style style:name="P290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8b8397" style:font-size-asian="11pt" style:font-style-asian="normal" style:font-weight-asian="normal" style:font-size-complex="11pt" style:font-style-complex="normal" style:font-weight-complex="normal"/>
    </style:style>
    <style:style style:name="P291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9418c6" style:font-size-asian="11pt" style:font-style-asian="normal" style:font-weight-asian="normal" style:font-size-complex="11pt" style:font-style-complex="normal" style:font-weight-complex="normal"/>
    </style:style>
    <style:style style:name="P292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8b8397" style:font-size-asian="11pt" style:font-style-asian="normal" style:font-weight-asian="normal" style:font-size-complex="11pt" style:font-style-complex="normal" style:font-weight-complex="normal"/>
    </style:style>
    <style:style style:name="P293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9418c6" style:font-size-asian="11pt" style:font-style-asian="normal" style:font-weight-asian="normal" style:font-size-complex="11pt" style:font-style-complex="normal" style:font-weight-complex="normal"/>
    </style:style>
    <style:style style:name="P294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8b8397" style:font-size-asian="11pt" style:font-weight-asian="normal" style:font-size-complex="11pt" style:font-weight-complex="normal"/>
    </style:style>
    <style:style style:name="P295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9418c6" style:font-size-asian="11pt" style:font-weight-asian="normal" style:font-size-complex="11pt" style:font-weight-complex="normal"/>
    </style:style>
    <style:style style:name="P296" style:family="paragraph" style:parent-style-name="Standard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Liberation Serif" fo:font-size="11pt" fo:letter-spacing="normal" fo:font-style="normal" fo:font-weight="normal" officeooo:rsid="0117f4a2" officeooo:paragraph-rsid="0089a4cd" fo:background-color="transparent" style:font-size-asian="11pt" style:font-weight-asian="normal" style:font-size-complex="11pt" style:font-weight-complex="normal"/>
    </style:style>
    <style:style style:name="P297" style:family="paragraph" style:parent-style-name="Standard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Liberation Serif" fo:font-size="11pt" fo:letter-spacing="normal" fo:font-style="normal" fo:font-weight="normal" officeooo:rsid="0117f4a2" officeooo:paragraph-rsid="008cb664" fo:background-color="transparent" style:font-size-asian="11pt" style:font-weight-asian="normal" style:font-size-complex="11pt" style:font-weight-complex="normal"/>
    </style:style>
    <style:style style:name="P298" style:family="paragraph" style:parent-style-name="Standard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Liberation Serif" fo:font-size="11pt" fo:letter-spacing="normal" fo:font-style="normal" fo:font-weight="normal" officeooo:rsid="0117f4a2" officeooo:paragraph-rsid="009418c6" fo:background-color="transparent" style:font-size-asian="11pt" style:font-weight-asian="normal" style:font-size-complex="11pt" style:font-weight-complex="normal"/>
    </style:style>
    <style:style style:name="P299" style:family="paragraph" style:parent-style-name="Standard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Liberation Serif" fo:font-size="11pt" fo:letter-spacing="normal" fo:font-style="normal" fo:font-weight="normal" officeooo:rsid="0118e59e" officeooo:paragraph-rsid="0089860e" fo:background-color="transparent" style:font-size-asian="11pt" style:font-weight-asian="normal" style:font-size-complex="11pt" style:font-weight-complex="normal"/>
    </style:style>
    <style:style style:name="P300" style:family="paragraph" style:parent-style-name="Standard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Liberation Serif" fo:font-size="11pt" fo:letter-spacing="normal" fo:font-style="normal" fo:font-weight="normal" officeooo:rsid="0118e59e" officeooo:paragraph-rsid="008cb664" fo:background-color="transparent" style:font-size-asian="11pt" style:font-weight-asian="normal" style:font-size-complex="11pt" style:font-weight-complex="normal"/>
    </style:style>
    <style:style style:name="P301" style:family="paragraph" style:parent-style-name="Standard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Liberation Serif" fo:font-size="11pt" fo:letter-spacing="normal" fo:font-style="normal" fo:font-weight="normal" officeooo:rsid="0118e59e" officeooo:paragraph-rsid="009418c6" fo:background-color="transparent" style:font-size-asian="11pt" style:font-weight-asian="normal" style:font-size-complex="11pt" style:font-weight-complex="normal"/>
    </style:style>
    <style:style style:name="P302" style:family="paragraph" style:parent-style-name="Standard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Liberation Serif" fo:font-size="11pt" fo:letter-spacing="normal" fo:font-style="normal" fo:font-weight="normal" officeooo:rsid="011ed09e" officeooo:paragraph-rsid="0089a4cd" fo:background-color="transparent" style:font-size-asian="11pt" style:font-weight-asian="normal" style:font-size-complex="11pt" style:font-weight-complex="normal"/>
    </style:style>
    <style:style style:name="P303" style:family="paragraph" style:parent-style-name="Standard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Liberation Serif" fo:font-size="11pt" fo:letter-spacing="normal" fo:font-style="normal" fo:font-weight="normal" officeooo:rsid="0120039f" officeooo:paragraph-rsid="0089a4cd" fo:background-color="transparent" style:font-size-asian="11pt" style:font-weight-asian="normal" style:font-size-complex="11pt" style:font-weight-complex="normal"/>
    </style:style>
    <style:style style:name="P304" style:family="paragraph" style:parent-style-name="Standard">
      <style:paragraph-properties fo:margin-top="0.199cm" fo:margin-bottom="0cm" loext:contextual-spacing="false" fo:text-align="justify" style:justify-single-word="false"/>
      <style:text-properties fo:font-variant="normal" fo:text-transform="none" style:use-window-font-color="true" style:font-name="Liberation Serif" fo:font-size="11pt" fo:letter-spacing="normal" fo:font-style="normal" fo:font-weight="normal" officeooo:rsid="012190d8" officeooo:paragraph-rsid="0089a4cd" fo:background-color="transparent" style:font-size-asian="11pt" style:font-weight-asian="normal" style:font-size-complex="11pt" style:font-weight-complex="normal"/>
    </style:style>
    <style:style style:name="P305" style:family="paragraph" style:parent-style-name="Standard">
      <style:paragraph-properties fo:margin-top="0.199cm" fo:margin-bottom="0cm" loext:contextual-spacing="false" fo:text-align="justify" style:justify-single-word="false"/>
      <style:text-properties style:font-name="Liberation Serif" fo:font-size="11pt" fo:font-weight="normal" officeooo:rsid="0118e59e" officeooo:paragraph-rsid="008cb664" fo:background-color="transparent" style:font-size-asian="11pt" style:font-weight-asian="normal" style:font-size-complex="11pt" style:font-weight-complex="normal"/>
    </style:style>
    <style:style style:name="P306" style:family="paragraph" style:parent-style-name="Standard">
      <style:paragraph-properties fo:margin-top="0.199cm" fo:margin-bottom="0cm" loext:contextual-spacing="false" fo:text-align="justify" style:justify-single-word="false"/>
      <style:text-properties style:font-name="Liberation Serif" fo:font-size="11pt" fo:font-weight="normal" officeooo:rsid="0118e59e" officeooo:paragraph-rsid="009418c6" fo:background-color="transparent" style:font-size-asian="11pt" style:font-weight-asian="normal" style:font-size-complex="11pt" style:font-weight-complex="normal"/>
    </style:style>
    <style:style style:name="P307" style:family="paragraph" style:parent-style-name="Standard">
      <style:paragraph-properties fo:margin-top="0.199cm" fo:margin-bottom="0cm" loext:contextual-spacing="false" fo:text-align="justify" style:justify-single-word="false"/>
      <style:text-properties style:font-name="Liberation Serif" fo:font-size="11pt" fo:font-weight="normal" officeooo:rsid="0117f4a2" officeooo:paragraph-rsid="008cb664" fo:background-color="transparent" style:font-size-asian="11pt" style:font-weight-asian="normal" style:font-size-complex="11pt" style:font-weight-complex="normal"/>
    </style:style>
    <style:style style:name="P308" style:family="paragraph" style:parent-style-name="Standard">
      <style:paragraph-properties fo:margin-top="0.199cm" fo:margin-bottom="0cm" loext:contextual-spacing="false" fo:text-align="justify" style:justify-single-word="false"/>
      <style:text-properties style:font-name="Liberation Serif" fo:font-size="11pt" fo:font-weight="normal" officeooo:rsid="0117f4a2" officeooo:paragraph-rsid="009418c6" fo:background-color="transparent" style:font-size-asian="11pt" style:font-weight-asian="normal" style:font-size-complex="11pt" style:font-weight-complex="normal"/>
    </style:style>
    <style:style style:name="P309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style:font-name="Liberation Serif" fo:font-size="11pt" fo:font-weight="normal" officeooo:rsid="0118e59e" officeooo:paragraph-rsid="008cb664" fo:background-color="transparent" style:font-size-asian="11pt" style:font-weight-asian="normal" style:font-size-complex="11pt" style:font-weight-complex="normal"/>
    </style:style>
    <style:style style:name="P310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style:font-name="Liberation Serif" fo:font-size="11pt" fo:font-weight="normal" officeooo:rsid="0118e59e" officeooo:paragraph-rsid="009418c6" fo:background-color="transparent" style:font-size-asian="11pt" style:font-weight-asian="normal" style:font-size-complex="11pt" style:font-weight-complex="normal"/>
    </style:style>
    <style:style style:name="P311" style:family="paragraph" style:parent-style-name="Text_20_body">
      <style:text-properties fo:font-size="11pt" officeooo:rsid="0079e58b" officeooo:paragraph-rsid="0089860e" style:font-size-asian="11pt" style:font-size-complex="11pt"/>
    </style:style>
    <style:style style:name="P312" style:family="paragraph" style:parent-style-name="Text_20_body">
      <style:text-properties fo:font-size="11pt" officeooo:rsid="008a54ab" officeooo:paragraph-rsid="008a54ab" style:font-size-asian="11pt" style:font-size-complex="11pt"/>
    </style:style>
    <style:style style:name="P313" style:family="paragraph" style:parent-style-name="Text_20_body">
      <style:text-properties fo:font-size="11pt" officeooo:paragraph-rsid="008b8397" style:font-size-asian="11pt" style:font-size-complex="11pt"/>
    </style:style>
    <style:style style:name="P314" style:family="paragraph" style:parent-style-name="Text_20_body">
      <style:text-properties fo:font-size="11pt" officeooo:paragraph-rsid="009418c6" style:font-size-asian="11pt" style:font-size-complex="11pt"/>
    </style:style>
    <style:style style:name="P3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6" style:family="paragraph">
      <style:paragraph-properties fo:text-align="justify"/>
    </style:style>
    <style:style style:name="T1" style:family="text">
      <style:text-properties officeooo:rsid="001fbc03"/>
    </style:style>
    <style:style style:name="T2" style:family="text">
      <style:text-properties officeooo:rsid="001652b0"/>
    </style:style>
    <style:style style:name="T3" style:family="text">
      <style:text-properties officeooo:rsid="001df728"/>
    </style:style>
    <style:style style:name="T4" style:family="text">
      <style:text-properties officeooo:rsid="005be1a7"/>
    </style:style>
    <style:style style:name="T5" style:family="text">
      <style:text-properties officeooo:rsid="0020f779"/>
    </style:style>
    <style:style style:name="T6" style:family="text">
      <style:text-properties officeooo:rsid="001399a5"/>
    </style:style>
    <style:style style:name="T7" style:family="text">
      <style:text-properties officeooo:rsid="00169197"/>
    </style:style>
    <style:style style:name="T8" style:family="text">
      <style:text-properties officeooo:rsid="00184d79"/>
    </style:style>
    <style:style style:name="T9" style:family="text">
      <style:text-properties officeooo:rsid="00190e3d"/>
    </style:style>
    <style:style style:name="T10" style:family="text">
      <style:text-properties officeooo:rsid="0026497d"/>
    </style:style>
    <style:style style:name="T11" style:family="text">
      <style:text-properties officeooo:rsid="001a56ad"/>
    </style:style>
    <style:style style:name="T12" style:family="text">
      <style:text-properties officeooo:rsid="001ac214"/>
    </style:style>
    <style:style style:name="T13" style:family="text">
      <style:text-properties officeooo:rsid="001bcdf6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58c6e" style:font-style-asian="normal" style:font-style-complex="normal"/>
    </style:style>
    <style:style style:name="T16" style:family="text">
      <style:text-properties fo:font-style="normal" officeooo:rsid="002834d6" style:font-style-asian="normal" style:font-style-complex="normal"/>
    </style:style>
    <style:style style:name="T17" style:family="text">
      <style:text-properties fo:font-style="normal" officeooo:rsid="00267476" style:font-style-asian="normal" style:font-style-complex="normal"/>
    </style:style>
    <style:style style:name="T18" style:family="text">
      <style:text-properties fo:font-style="normal" officeooo:rsid="0012b1e8" style:font-style-asian="normal" style:font-style-complex="normal"/>
    </style:style>
    <style:style style:name="T19" style:family="text">
      <style:text-properties fo:font-style="normal" officeooo:rsid="001cc8d1" style:font-style-asian="normal" style:font-style-complex="normal"/>
    </style:style>
    <style:style style:name="T20" style:family="text">
      <style:text-properties fo:font-style="normal" officeooo:rsid="001bcdf6" style:font-style-asian="normal" style:font-style-complex="normal"/>
    </style:style>
    <style:style style:name="T21" style:family="text">
      <style:text-properties fo:font-style="normal" officeooo:rsid="005b8096" style:font-style-asian="normal" style:font-style-complex="normal"/>
    </style:style>
    <style:style style:name="T22" style:family="text">
      <style:text-properties officeooo:rsid="0020aa90"/>
    </style:style>
    <style:style style:name="T23" style:family="text">
      <style:text-properties officeooo:rsid="00235349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0fe302"/>
    </style:style>
    <style:style style:name="T26" style:family="text">
      <style:text-properties style:font-name="Liberation Serif" officeooo:rsid="0024219c"/>
    </style:style>
    <style:style style:name="T27" style:family="text">
      <style:text-properties style:font-name="Liberation Serif" fo:font-style="normal" style:font-style-asian="normal" style:font-style-complex="normal"/>
    </style:style>
    <style:style style:name="T28" style:family="text">
      <style:text-properties style:font-name="Liberation Serif" fo:font-style="normal" officeooo:rsid="0112aed4" style:font-style-asian="normal" style:font-style-complex="normal"/>
    </style:style>
    <style:style style:name="T29" style:family="text">
      <style:text-properties style:font-name="Liberation Serif" fo:font-style="normal" officeooo:rsid="000e7b7d" style:font-style-asian="normal" style:font-style-complex="normal"/>
    </style:style>
    <style:style style:name="T30" style:family="text">
      <style:text-properties style:font-name="Liberation Serif" fo:font-style="normal" officeooo:rsid="00e108be" style:font-style-asian="normal" style:font-style-complex="normal"/>
    </style:style>
    <style:style style:name="T31" style:family="text">
      <style:text-properties style:font-name="Liberation Serif" fo:font-style="normal" officeooo:rsid="00508065" style:font-style-asian="normal" style:font-style-complex="normal"/>
    </style:style>
    <style:style style:name="T32" style:family="text">
      <style:text-properties style:font-name="Liberation Serif" fo:font-style="normal" officeooo:rsid="005124c3" style:font-style-asian="normal" style:font-style-complex="normal"/>
    </style:style>
    <style:style style:name="T33" style:family="text">
      <style:text-properties style:font-name="Liberation Serif" fo:font-style="normal" officeooo:rsid="005aef0e" style:font-style-asian="normal" style:font-style-complex="normal"/>
    </style:style>
    <style:style style:name="T34" style:family="text">
      <style:text-properties style:font-name="Liberation Serif" fo:font-style="normal" officeooo:rsid="0029fe5c" style:font-style-asian="normal" style:font-style-complex="normal"/>
    </style:style>
    <style:style style:name="T35" style:family="text">
      <style:text-properties style:font-name="Liberation Serif" fo:font-style="normal" fo:font-weight="normal" officeooo:rsid="001d9032" style:font-size-asian="11pt" style:font-style-asian="normal" style:font-weight-asian="normal" style:font-style-complex="normal" style:font-weight-complex="normal"/>
    </style:style>
    <style:style style:name="T36" style:family="text">
      <style:text-properties style:font-name="Liberation Serif" fo:font-style="normal" fo:font-weight="normal" officeooo:rsid="0112aed4" style:font-size-asian="11pt" style:font-style-asian="normal" style:font-weight-asian="normal" style:font-style-complex="normal" style:font-weight-complex="normal"/>
    </style:style>
    <style:style style:name="T37" style:family="text">
      <style:text-properties style:font-name="Liberation Serif" officeooo:rsid="0012b1e8"/>
    </style:style>
    <style:style style:name="T38" style:family="text">
      <style:text-properties style:font-name="Liberation Serif" officeooo:rsid="0014a616"/>
    </style:style>
    <style:style style:name="T39" style:family="text">
      <style:text-properties style:font-name="Liberation Serif" officeooo:rsid="0026497d"/>
    </style:style>
    <style:style style:name="T40" style:family="text">
      <style:text-properties style:font-name="Liberation Serif" officeooo:rsid="00508065"/>
    </style:style>
    <style:style style:name="T41" style:family="text">
      <style:text-properties style:font-name="Liberation Serif" officeooo:rsid="00e108be"/>
    </style:style>
    <style:style style:name="T42" style:family="text">
      <style:text-properties style:font-name="Liberation Serif" fo:font-weight="normal" officeooo:rsid="010e665c" fo:background-color="transparent" loext:char-shading-value="0" style:font-size-asian="11pt" style:font-weight-asian="normal" style:font-weight-complex="normal"/>
    </style:style>
    <style:style style:name="T43" style:family="text">
      <style:text-properties style:font-name="Liberation Serif" fo:font-weight="normal" officeooo:rsid="001abc1b" fo:background-color="transparent" loext:char-shading-value="0" style:font-size-asian="11pt" style:font-weight-asian="normal" style:font-weight-complex="normal"/>
    </style:style>
    <style:style style:name="T44" style:family="text">
      <style:text-properties style:font-name="Liberation Serif" fo:font-weight="normal" officeooo:rsid="010ed1e2" fo:background-color="transparent" loext:char-shading-value="0" style:font-size-asian="11pt" style:font-weight-asian="normal" style:font-weight-complex="normal"/>
    </style:style>
    <style:style style:name="T45" style:family="text">
      <style:text-properties style:font-name="Liberation Serif" fo:font-weight="normal" officeooo:rsid="01104453" fo:background-color="transparent" loext:char-shading-value="0" style:font-size-asian="11pt" style:font-weight-asian="normal" style:font-weight-complex="normal"/>
    </style:style>
    <style:style style:name="T46" style:family="text">
      <style:text-properties style:font-name="Liberation Serif" fo:font-weight="normal" officeooo:rsid="000e7b7d" fo:background-color="transparent" loext:char-shading-value="0" style:font-size-asian="11pt" style:font-weight-asian="normal" style:font-weight-complex="normal"/>
    </style:style>
    <style:style style:name="T47" style:family="text">
      <style:text-properties style:font-name="Liberation Serif" fo:font-weight="normal" officeooo:rsid="000fb732" fo:background-color="transparent" loext:char-shading-value="0" style:font-size-asian="11pt" style:font-weight-asian="normal" style:font-weight-complex="normal"/>
    </style:style>
    <style:style style:name="T48" style:family="text">
      <style:text-properties style:font-name="Liberation Serif" fo:font-weight="normal" officeooo:rsid="00107a9e" fo:background-color="transparent" loext:char-shading-value="0" style:font-size-asian="11pt" style:font-weight-asian="normal" style:font-weight-complex="normal"/>
    </style:style>
    <style:style style:name="T49" style:family="text">
      <style:text-properties style:font-name="Liberation Serif" fo:font-weight="normal" officeooo:rsid="006458d1" fo:background-color="transparent" loext:char-shading-value="0" style:font-size-asian="11pt" style:font-weight-asian="normal" style:font-weight-complex="normal"/>
    </style:style>
    <style:style style:name="T50" style:family="text">
      <style:text-properties style:font-name="Liberation Serif" fo:font-weight="normal" officeooo:rsid="001652b0" fo:background-color="transparent" loext:char-shading-value="0" style:font-size-asian="11pt" style:font-weight-asian="normal" style:font-weight-complex="normal"/>
    </style:style>
    <style:style style:name="T51" style:family="text">
      <style:text-properties style:font-name="Liberation Serif" fo:font-weight="normal" officeooo:rsid="0073b970" fo:background-color="transparent" loext:char-shading-value="0" style:font-size-asian="11pt" style:font-weight-asian="normal" style:font-weight-complex="normal"/>
    </style:style>
    <style:style style:name="T52" style:family="text">
      <style:text-properties style:font-name="Liberation Serif" fo:font-weight="normal" officeooo:rsid="00395738" fo:background-color="transparent" loext:char-shading-value="0" style:font-size-asian="11pt" style:font-weight-asian="normal" style:font-weight-complex="normal"/>
    </style:style>
    <style:style style:name="T53" style:family="text">
      <style:text-properties style:font-name="Liberation Serif" fo:font-weight="normal" officeooo:rsid="003aab2f" fo:background-color="transparent" loext:char-shading-value="0" style:font-size-asian="11pt" style:font-weight-asian="normal" style:font-weight-complex="normal"/>
    </style:style>
    <style:style style:name="T54" style:family="text">
      <style:text-properties style:font-name="Liberation Serif" fo:font-weight="normal" officeooo:rsid="008b6423" fo:background-color="transparent" loext:char-shading-value="0" style:font-size-asian="11pt" style:font-weight-asian="normal" style:font-weight-complex="normal"/>
    </style:style>
    <style:style style:name="T55" style:family="text">
      <style:text-properties style:font-name="Liberation Serif" fo:font-weight="normal" officeooo:rsid="0089860e" fo:background-color="transparent" loext:char-shading-value="0" style:font-size-asian="11pt" style:font-weight-asian="normal" style:font-weight-complex="normal"/>
    </style:style>
    <style:style style:name="T56" style:family="text">
      <style:text-properties style:font-name="Liberation Serif" fo:font-weight="normal" officeooo:rsid="0028fb90" fo:background-color="transparent" loext:char-shading-value="0" style:font-size-asian="11pt" style:font-weight-asian="normal" style:font-weight-complex="normal"/>
    </style:style>
    <style:style style:name="T57" style:family="text">
      <style:text-properties style:font-name="Liberation Serif" fo:font-weight="normal" officeooo:rsid="0090cfe0" fo:background-color="transparent" loext:char-shading-value="0" style:font-size-asian="11pt" style:font-weight-asian="normal" style:font-weight-complex="normal"/>
    </style:style>
    <style:style style:name="T58" style:family="text">
      <style:text-properties style:font-name="Liberation Serif" fo:font-weight="normal" officeooo:rsid="00818679" fo:background-color="transparent" loext:char-shading-value="0" style:font-size-asian="11pt" style:font-weight-asian="normal" style:font-weight-complex="normal"/>
    </style:style>
    <style:style style:name="T59" style:family="text">
      <style:text-properties style:font-name="Liberation Serif" fo:font-weight="normal" officeooo:rsid="009418c6" fo:background-color="transparent" loext:char-shading-value="0" style:font-size-asian="11pt" style:font-weight-asian="normal" style:font-weight-complex="normal"/>
    </style:style>
    <style:style style:name="T60" style:family="text">
      <style:text-properties style:font-name="Liberation Serif" fo:font-weight="normal" officeooo:rsid="003cc03c" fo:background-color="transparent" loext:char-shading-value="0" style:font-size-asian="11pt" style:font-weight-asian="normal" style:font-weight-complex="normal"/>
    </style:style>
    <style:style style:name="T61" style:family="text">
      <style:text-properties style:font-name="Liberation Serif" fo:font-weight="normal" officeooo:rsid="00bdb53e" fo:background-color="transparent" loext:char-shading-value="0" style:font-size-asian="11pt" style:font-weight-asian="normal" style:font-weight-complex="normal"/>
    </style:style>
    <style:style style:name="T62" style:family="text">
      <style:text-properties style:font-name="Liberation Serif" fo:font-weight="normal" officeooo:rsid="001abc1b" fo:background-color="#ffffff" loext:char-shading-value="0" style:font-size-asian="11pt" style:font-weight-asian="normal" style:font-weight-complex="normal"/>
    </style:style>
    <style:style style:name="T63" style:family="text">
      <style:text-properties style:font-name="Liberation Serif" officeooo:rsid="00616aec"/>
    </style:style>
    <style:style style:name="T64" style:family="text">
      <style:text-properties style:font-name="Liberation Serif" officeooo:rsid="006f155e"/>
    </style:style>
    <style:style style:name="T65" style:family="text">
      <style:text-properties style:font-name="Liberation Serif" officeooo:rsid="00e67784" fo:background-color="transparent" loext:char-shading-value="0"/>
    </style:style>
    <style:style style:name="T66" style:family="text">
      <style:text-properties style:font-name="Liberation Serif" officeooo:rsid="0089860e" fo:background-color="transparent" loext:char-shading-value="0"/>
    </style:style>
    <style:style style:name="T67" style:family="text">
      <style:text-properties officeooo:rsid="002b3183"/>
    </style:style>
    <style:style style:name="T68" style:family="text">
      <style:text-properties officeooo:rsid="000d59b1"/>
    </style:style>
    <style:style style:name="T69" style:family="text">
      <style:text-properties officeooo:rsid="002dc9ad"/>
    </style:style>
    <style:style style:name="T70" style:family="text">
      <style:text-properties officeooo:rsid="002e7adf"/>
    </style:style>
    <style:style style:name="T71" style:family="text">
      <style:text-properties officeooo:rsid="004941cb"/>
    </style:style>
    <style:style style:name="T72" style:family="text">
      <style:text-properties officeooo:rsid="004caf97"/>
    </style:style>
    <style:style style:name="T73" style:family="text">
      <style:text-properties officeooo:rsid="00508065"/>
    </style:style>
    <style:style style:name="T74" style:family="text">
      <style:text-properties style:use-window-font-color="true" style:font-name="Liberation Serif" fo:font-size="11pt" fo:font-style="normal" fo:font-weight="normal" officeooo:rsid="004f01c8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style:use-window-font-color="true" style:font-name="Liberation Serif" fo:font-size="11pt" fo:font-style="normal" fo:font-weight="normal" officeooo:rsid="004c8e4a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style:use-window-font-color="true" style:font-name="Liberation Serif" fo:font-size="11pt" fo:font-style="normal" fo:font-weight="normal" officeooo:rsid="0076bb83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style:use-window-font-color="true" style:font-name="Liberation Serif" fo:font-size="11pt" fo:font-style="normal" fo:font-weight="normal" officeooo:rsid="008cb664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style:use-window-font-color="true" style:font-name="Liberation Serif" fo:font-style="normal" officeooo:rsid="006f155e" style:font-style-asian="normal" style:font-style-complex="normal"/>
    </style:style>
    <style:style style:name="T79" style:family="text">
      <style:text-properties style:use-window-font-color="true" officeooo:rsid="005109c7"/>
    </style:style>
    <style:style style:name="T80" style:family="text">
      <style:text-properties style:use-window-font-color="true" officeooo:rsid="00426ad7"/>
    </style:style>
    <style:style style:name="T81" style:family="text">
      <style:text-properties style:use-window-font-color="true" fo:font-style="normal" style:font-style-asian="normal" style:font-style-complex="normal"/>
    </style:style>
    <style:style style:name="T82" style:family="text">
      <style:text-properties style:use-window-font-color="true" fo:font-style="normal" officeooo:rsid="001cc8d1" style:font-style-asian="normal" style:font-style-complex="normal"/>
    </style:style>
    <style:style style:name="T83" style:family="text">
      <style:text-properties style:use-window-font-color="true" fo:font-style="normal" officeooo:rsid="002834d6" style:font-style-asian="normal" style:font-style-complex="normal"/>
    </style:style>
    <style:style style:name="T84" style:family="text">
      <style:text-properties style:use-window-font-color="true" officeooo:rsid="0069b6ed"/>
    </style:style>
    <style:style style:name="T85" style:family="text">
      <style:text-properties officeooo:rsid="005109c7"/>
    </style:style>
    <style:style style:name="T86" style:family="text">
      <style:text-properties officeooo:rsid="0052540a"/>
    </style:style>
    <style:style style:name="T87" style:family="text">
      <style:text-properties officeooo:rsid="0057bef1"/>
    </style:style>
    <style:style style:name="T88" style:family="text">
      <style:text-properties officeooo:rsid="005aef0e"/>
    </style:style>
    <style:style style:name="T89" style:family="text">
      <style:text-properties officeooo:rsid="005d565a"/>
    </style:style>
    <style:style style:name="T90" style:family="text">
      <style:text-properties officeooo:rsid="00616aec"/>
    </style:style>
    <style:style style:name="T91" style:family="text">
      <style:text-properties officeooo:rsid="00627e61"/>
    </style:style>
    <style:style style:name="T92" style:family="text">
      <style:text-properties officeooo:rsid="006519dc"/>
    </style:style>
    <style:style style:name="T93" style:family="text">
      <style:text-properties officeooo:rsid="00685be4"/>
    </style:style>
    <style:style style:name="T94" style:family="text">
      <style:text-properties officeooo:rsid="0069b6ed"/>
    </style:style>
    <style:style style:name="T95" style:family="text">
      <style:text-properties officeooo:rsid="006ef850"/>
    </style:style>
    <style:style style:name="T96" style:family="text">
      <style:text-properties officeooo:rsid="006f155e"/>
    </style:style>
    <style:style style:name="T97" style:family="text">
      <style:text-properties officeooo:rsid="0019219b"/>
    </style:style>
    <style:style style:name="T98" style:family="text">
      <style:text-properties officeooo:rsid="0074c9bf"/>
    </style:style>
    <style:style style:name="T99" style:family="text">
      <style:text-properties officeooo:rsid="0076bb83"/>
    </style:style>
    <style:style style:name="T100" style:family="text">
      <style:text-properties officeooo:rsid="007d17fd"/>
    </style:style>
    <style:style style:name="T101" style:family="text">
      <style:text-properties officeooo:rsid="0019f039"/>
    </style:style>
    <style:style style:name="T102" style:family="text">
      <style:text-properties officeooo:rsid="007e330d"/>
    </style:style>
    <style:style style:name="T103" style:family="text">
      <style:text-properties officeooo:rsid="0039782f"/>
    </style:style>
    <style:style style:name="T104" style:family="text">
      <style:text-properties officeooo:rsid="00819b1b"/>
    </style:style>
    <style:style style:name="T105" style:family="text">
      <style:text-properties officeooo:rsid="0083cea6"/>
    </style:style>
    <style:style style:name="T106" style:family="text">
      <style:text-properties officeooo:rsid="0087f1ec"/>
    </style:style>
    <style:style style:name="T107" style:family="text">
      <style:text-properties fo:font-variant="normal" fo:text-transform="none" style:use-window-font-color="true" style:font-name="Droid Sans1" fo:font-size="11pt" fo:letter-spacing="normal" fo:font-style="normal" fo:font-weight="normal" officeooo:rsid="012190d8" fo:background-color="transparent" loext:char-shading-value="0" style:font-size-asian="11pt" style:font-weight-asian="normal" style:font-size-complex="11pt" style:font-weight-complex="normal"/>
    </style:style>
    <style:style style:name="T108" style:family="text">
      <style:text-properties fo:font-variant="normal" fo:text-transform="none" style:use-window-font-color="true" fo:letter-spacing="normal" fo:font-style="normal"/>
    </style:style>
    <style:style style:name="T109" style:family="text">
      <style:text-properties fo:font-variant="normal" fo:text-transform="none" style:use-window-font-color="true" fo:letter-spacing="normal" fo:font-style="normal" officeooo:rsid="0117f4a2"/>
    </style:style>
    <style:style style:name="T110" style:family="text">
      <style:text-properties fo:font-variant="normal" fo:text-transform="none" style:use-window-font-color="true" fo:letter-spacing="normal" fo:font-style="normal" officeooo:rsid="0089a4cd"/>
    </style:style>
    <style:style style:name="T111" style:family="text">
      <style:text-properties fo:font-variant="normal" fo:text-transform="none" style:use-window-font-color="true" fo:letter-spacing="normal" fo:font-style="normal" officeooo:rsid="011be801"/>
    </style:style>
    <style:style style:name="T112" style:family="text">
      <style:text-properties fo:font-variant="normal" fo:text-transform="none" style:use-window-font-color="true" fo:letter-spacing="normal" fo:font-style="normal" officeooo:rsid="011d029b"/>
    </style:style>
    <style:style style:name="T113" style:family="text">
      <style:text-properties fo:font-variant="normal" fo:text-transform="none" style:use-window-font-color="true" fo:letter-spacing="normal" fo:font-style="normal" officeooo:rsid="008cb664"/>
    </style:style>
    <style:style style:name="T114" style:family="text">
      <style:text-properties fo:font-variant="normal" fo:text-transform="none" style:use-window-font-color="true" style:font-name="Liberation Serif" fo:letter-spacing="normal" fo:font-style="normal" fo:font-weight="normal" officeooo:rsid="0118e59e" fo:background-color="transparent" loext:char-shading-value="0" style:font-size-asian="11pt" style:font-style-asian="normal" style:font-weight-asian="normal" style:font-style-complex="normal" style:font-weight-complex="normal"/>
    </style:style>
    <style:style style:name="T115" style:family="text">
      <style:text-properties fo:font-variant="normal" fo:text-transform="none" style:use-window-font-color="true" style:font-name="Liberation Serif" fo:letter-spacing="normal" fo:font-style="normal" fo:font-weight="normal" officeooo:rsid="0117f4a2" fo:background-color="transparent" loext:char-shading-value="0" style:font-size-asian="11pt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style:use-window-font-color="true" style:font-name="Liberation Serif" fo:letter-spacing="normal" fo:font-style="normal" fo:font-weight="normal" officeooo:rsid="0089860e" fo:background-color="transparent" loext:char-shading-value="0" style:font-size-asian="11pt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style:use-window-font-color="true" style:font-name="Liberation Serif" fo:letter-spacing="normal" fo:font-style="normal" fo:font-weight="normal" officeooo:rsid="008cb664" fo:background-color="transparent" loext:char-shading-value="0" style:font-size-asian="11pt" style:font-style-asian="normal" style:font-weight-asian="normal" style:font-style-complex="normal" style:font-weight-complex="normal"/>
    </style:style>
    <style:style style:name="T118" style:family="text">
      <style:text-properties fo:font-variant="normal" fo:text-transform="none" style:use-window-font-color="true" style:font-name="Liberation Serif" fo:letter-spacing="normal" fo:font-style="normal" officeooo:rsid="00e67784" fo:background-color="transparent" loext:char-shading-value="0"/>
    </style:style>
    <style:style style:name="T119" style:family="text">
      <style:text-properties fo:font-variant="normal" fo:text-transform="none" style:use-window-font-color="true" style:font-name="Liberation Serif" fo:letter-spacing="normal" fo:font-style="normal" officeooo:rsid="0089860e" fo:background-color="transparent" loext:char-shading-value="0"/>
    </style:style>
    <style:style style:name="T120" style:family="text">
      <style:text-properties fo:font-variant="normal" fo:text-transform="none" fo:letter-spacing="normal" fo:font-style="normal"/>
    </style:style>
    <style:style style:name="T121" style:family="text">
      <style:text-properties fo:font-variant="normal" fo:text-transform="none" fo:letter-spacing="normal" fo:font-style="normal" officeooo:rsid="011e6828"/>
    </style:style>
    <style:style style:name="T122" style:family="text">
      <style:text-properties fo:font-variant="normal" fo:text-transform="none" fo:letter-spacing="normal" fo:font-style="normal" officeooo:rsid="0117f4a2"/>
    </style:style>
    <style:style style:name="T123" style:family="text">
      <style:text-properties fo:font-variant="normal" fo:text-transform="none" fo:letter-spacing="normal" fo:font-style="normal" officeooo:rsid="011ed09e"/>
    </style:style>
    <style:style style:name="T124" style:family="text">
      <style:text-properties fo:font-variant="normal" fo:text-transform="none" fo:letter-spacing="normal" fo:font-style="normal" officeooo:rsid="0120039f"/>
    </style:style>
    <style:style style:name="T125" style:family="text">
      <style:text-properties fo:font-variant="normal" fo:text-transform="none" fo:letter-spacing="normal" fo:font-style="normal" officeooo:rsid="0089a4cd"/>
    </style:style>
    <style:style style:name="T126" style:family="text">
      <style:text-properties fo:font-variant="normal" fo:text-transform="none" fo:letter-spacing="normal" fo:font-style="normal" officeooo:rsid="008cb664"/>
    </style:style>
    <style:style style:name="T127" style:family="text">
      <style:text-properties officeooo:rsid="008a54ab"/>
    </style:style>
    <style:style style:name="T128" style:family="text">
      <style:text-properties officeooo:rsid="008cb664"/>
    </style:style>
    <style:style style:name="T129" style:family="text">
      <style:text-properties officeooo:rsid="00e67784" fo:background-color="transparent" loext:char-shading-value="0"/>
    </style:style>
    <style:style style:name="T130" style:family="text">
      <style:text-properties fo:background-color="#ffff00" loext:char-shading-value="0"/>
    </style:style>
    <style:style style:name="T131" style:family="text">
      <style:text-properties fo:background-color="#ffffff"/>
    </style:style>
    <style:style style:name="T132" style:family="text">
      <style:text-properties officeooo:rsid="008dc5cc"/>
    </style:style>
    <style:style style:name="T133" style:family="text">
      <style:text-properties officeooo:rsid="00912c9d"/>
    </style:style>
    <style:style style:name="T134" style:family="text">
      <style:text-properties officeooo:rsid="009418c6"/>
    </style:style>
    <style:style style:name="T135" style:family="text">
      <style:text-properties officeooo:rsid="0119ef4f"/>
    </style:style>
    <style:style style:name="T136" style:family="text">
      <style:text-properties officeooo:rsid="00954d99"/>
    </style:style>
    <style:style style:name="T137" style:family="text">
      <style:text-properties officeooo:rsid="00962be0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Главная страница</text:p>
      <text:p text:style-name="P96"/>
      <text:p text:style-name="P96"/>
      <text:p text:style-name="P96">Приложения</text:p>
      <text:p text:style-name="P59"/>
      <text:p text:style-name="P58">На платформе Veda разработан ряд приложений для решения задач вашего предприятия.</text:p>
      <text:p text:style-name="P58"/>
      <text:p text:style-name="P58">Любой сотрудник может играть определенную роль в каждом из них.</text:p>
      <text:p text:style-name="P58"/>
      <text:p text:style-name="P58"/>
      <text:p text:style-name="P58">Совокупность ролей в каждом из доступных приложений формирует для пользователя</text:p>
      <text:p text:style-name="P58"/>
      <text:p text:style-name="P58">его персональный интерфейс, который мы называем аспект.</text:p>
      <text:p text:style-name="P58"/>
      <text:p text:style-name="P58"/>
      <text:p text:style-name="P58">Аспект — это картина бизнеса в информационной системе с точки зрения пользователя</text:p>
      <text:p text:style-name="P58"/>
      <text:p text:style-name="P58">с учетом его позиции в структуре предприятия.</text:p>
      <text:p text:style-name="P58"/>
      <text:p text:style-name="P58"/>
      <text:p text:style-name="P58">Приложения на основе платформы Veda уже включают в себя набор объектов и процессов,</text:p>
      <text:p text:style-name="P58"/>
      <text:p text:style-name="P58">что сокращает трудоемкость и сроки внедрения информационной системы.</text:p>
      <text:p text:style-name="P58"/>
      <text:p text:style-name="P58"/>
      <text:p text:style-name="P58">Некоторые приложения мы предлагаем в нескольких вариантах</text:p>
      <text:p text:style-name="P58"/>
      <text:p text:style-name="P58">с различной степенью проработки в зависимости от потребностей предприятия.</text:p>
      <text:p text:style-name="P58"/>
      <text:p text:style-name="P58"/>
      <text:p text:style-name="P58">Составляющие приложений можно изменять и адаптировать</text:p>
      <text:p text:style-name="P58"/>
      <text:p text:style-name="P58">под актуальные задачи предприятия «на лету».</text:p>
      <text:p text:style-name="P58"/>
      <text:p text:style-name="P58"/>
      <text:p text:style-name="P97">Applications</text:p>
      <text:p text:style-name="P58"/>
      <text:p text:style-name="P58">Using Veda platform we implemented a set of applications</text:p>
      <text:p text:style-name="P58"/>
      <text:p text:style-name="P58">solving important tasks for your business.</text:p>
      <text:p text:style-name="P58"/>
      <text:p text:style-name="P58">Any employee can play specific role in any of them.</text:p>
      <text:p text:style-name="P58"/>
      <text:p text:style-name="P58"/>
      <text:p text:style-name="P58">The sum of user's roles in deployed applications</text:p>
      <text:p text:style-name="P58"/>
      <text:p text:style-name="P58">forms personal interface we call an aspect.</text:p>
      <text:p text:style-name="P58"/>
      <text:p text:style-name="P58"/>
      <text:p text:style-name="P58">Aspect — is a reflection of business in information system from user's perspective</text:p>
      <text:p text:style-name="P58"/>
      <text:p text:style-name="P58">considering his/her position in enterprise.</text:p>
      <text:p text:style-name="P58"/>
      <text:p text:style-name="P58"/>
      <text:p text:style-name="P58">Applications on Veda platform include a set of objects and processes.</text:p>
      <text:p text:style-name="P58"/>
      <text:p text:style-name="P58">This significantly reduces labor costs &amp; saves time for deployment.</text:p>
      <text:p text:style-name="P58"><text:soft-page-break/></text:p>
      <text:p text:style-name="P58"/>
      <text:p text:style-name="P58">Some applications are offered in several variants</text:p>
      <text:p text:style-name="P58"/>
      <text:p text:style-name="P58">with varying details level depending on the business needs.</text:p>
      <text:p text:style-name="P58"/>
      <text:p text:style-name="P58"/>
      <text:p text:style-name="P58">The components of the applications can be changed and adapted</text:p>
      <text:p text:style-name="P58"/>
      <text:p text:style-name="P58">to the actual tasks "on the fly."</text:p>
      <text:p text:style-name="P33"/>
      <text:p text:style-name="P100"/>
      <text:p text:style-name="P100"/>
      <text:p text:style-name="P100">Страница Приложения</text:p>
      <text:p text:style-name="P33"/>
      <text:p text:style-name="P60">Слоган:</text:p>
      <text:p text:style-name="P60"/>
      <text:p text:style-name="P98">Выбирайте, что нравится,</text:p>
      <text:p text:style-name="P98">а мы сделаем, чтобы вам подошло!</text:p>
      <text:p text:style-name="P64"/>
      <text:p text:style-name="P64"/>
      <text:p text:style-name="P63">Отлаженные деловые процессы позволят ставить задачи исполнителям, отслеживать ход выполнения.<office:annotation><dc:creator>&lt;анонимный&gt;</dc:creator><dc:date>2018-08-19T12:23:08</dc:date><text:p text:style-name="P315"><text:span text:style-name="T138">Начало нового 19.08</text:span></text:p></office:annotation></text:p>
      <text:p text:style-name="P63"/>
      <text:p text:style-name="P90">Внедрение совокупности нескольких приложений позволит достичь значительного синергетического эффекта при использовании сформированной на основе платформы Veda системы.</text:p>
      <text:p text:style-name="P63"/>
      <text:p text:style-name="P89">Мы разработали ряд готовых Приложений для работы с наиболее востребованными деловыми процессами на предприятии.</text:p>
      <text:p text:style-name="P62"/>
      <text:p text:style-name="P34">В рамках <text:span text:style-name="T105">П</text:span>риложений мы предлагаем:</text:p>
      <text:p text:style-name="P85"/>
      <text:p text:style-name="P85">Е<text:span text:style-name="T103">диные регламенты для сложных процессов.</text:span></text:p>
      <text:p text:style-name="P62">Четкое разграничение прав и полномочий.</text:p>
      <text:p text:style-name="P89">Набор актуальных объектов и процессов.</text:p>
      <text:p text:style-name="P89">Работу в мобильном приложении.</text:p>
      <text:p text:style-name="P89">Интеграцию с учетными системами (1С, SAP и др.).</text:p>
      <text:p text:style-name="P89">Уведомления о задачах по e-mail.</text:p>
      <text:p text:style-name="P91">Контроль исполнения.</text:p>
      <text:p text:style-name="P33"/>
      <text:p text:style-name="P86">В состав Приложени<text:span text:style-name="T106">й</text:span> входит:</text:p>
      <text:p text:style-name="P86">Продукт;</text:p>
      <text:p text:style-name="P86">Настройка предусмотренных параметров <text:span text:style-name="T104">(распределение прав, назначение на роли, корректировка содержимого справочников)</text:span>;</text:p>
      <text:p text:style-name="P86">Введение в опытную эксплуатацию;</text:p>
      <text:p text:style-name="P86">Обучение пользователей (до 10 человек);</text:p>
      <text:p text:style-name="P86">Инструкция пользователя.</text:p>
      <text:p text:style-name="P86"/>
      <text:p text:style-name="P87">При установке первого Приложения мы проводим подготовку инфраструктуры, выполняем первичную настройку системы.</text:p>
      <text:p text:style-name="P87"/>
      <text:p text:style-name="P88">Адаптация Приложения выполняется при необходимости внесения изменений под нужды конкретного Заказчика. Включает в себя:</text:p>
      <text:p text:style-name="P88">Обследование;</text:p>
      <text:p text:style-name="P88">Формирование Технического задания;</text:p>
      <text:p text:style-name="P88">Работы по адаптации и внедрению.<office:annotation><dc:creator>&lt;анонимный&gt;</dc:creator><dc:date>2018-08-19T11:46:02</dc:date><text:p text:style-name="P315"><text:span text:style-name="T138">Конец нового 19.08</text:span></text:p></office:annotation></text:p>
      <text:p text:style-name="P33"/>
      <text:p text:style-name="P33"/>
      <text:p text:style-name="P33"><text:soft-page-break/></text:p>
      <text:p text:style-name="P33"/>
      <text:p text:style-name="P33"/>
      <text:p text:style-name="P33">В рамках <text:span text:style-name="T69">приложений </text:span>мы предлагаем:<office:annotation><dc:creator>&lt;анонимный&gt;</dc:creator><dc:date>2018-08-19T12:11:55</dc:date><text:p text:style-name="P315"><text:span text:style-name="T138">Не использовать.</text:span></text:p><text:p text:style-name="P315"><text:span text:style-name="T138">Это для себя.</text:span></text:p></office:annotation></text:p>
      <text:p text:style-name="P32"><text:span text:style-name="T8">Шаблоны</text:span> докум<text:span text:style-name="T8">е</text:span>нтов</text:p>
      <text:p text:style-name="P32">Справочники</text:p>
      <text:p text:style-name="P32">Печатные формы</text:p>
      <text:p text:style-name="P32">Формы отчетов</text:p>
      <text:p text:style-name="P32">Преднастроенные и свободные маршруты</text:p>
      <text:p text:style-name="P33">Версионность документов</text:p>
      <text:p text:style-name="P33">Статусы документов</text:p>
      <text:p text:style-name="P39">Создание связанных документов</text:p>
      <text:p text:style-name="P39">Создание новых документов путем копирования существующих</text:p>
      <text:p text:style-name="P61"/>
      <text:p text:style-name="P61"/>
      <text:p text:style-name="P102"><text:span text:style-name="T73">К</text:span>онтрагент<text:span text:style-name="T73">ы</text:span></text:p>
      <text:p text:style-name="P1"/>
      <text:p text:style-name="P92">Слоган:</text:p>
      <text:p text:style-name="P92"/>
      <text:p text:style-name="P95">Всегда актуальная база клиентов и поставщиков у вас под рукой!</text:p>
      <text:p text:style-name="P1"/>
      <text:p text:style-name="P69">По кнопке «Подробнее»:</text:p>
      <text:p text:style-name="P2"><text:span text:style-name="T70">Приложение п</text:span>редназначено для <text:span text:style-name="T2">централизации работы и детального анализа данных по каждому отдельному контрагенту, проведения формализованной процедуры проверки соответствия поставщиков внутренним требованиям организации.</text:span></text:p>
      <text:p text:style-name="P1"/>
      <text:p text:style-name="P4">Включает в себя <text:span text:style-name="T3">автоматизацию полного цикла работы с контрагентами.</text:span></text:p>
      <text:p text:style-name="P4"/>
      <text:p text:style-name="P11">Ключевые возможности:</text:p>
      <text:p text:style-name="P15"><text:span text:style-name="T1">Единообразн</text:span>ый<text:span text:style-name="T1"> учет контрагентов</text:span></text:p>
      <text:p text:style-name="P15">Исключение дублирования</text:p>
      <text:p text:style-name="P71">Актуальная информация</text:p>
      <text:p text:style-name="P80">Выполнение требований закона</text:p>
      <text:p text:style-name="P4"/>
      <text:p text:style-name="P224"><text:span text:style-name="T93">Приложение</text:span> позволит:</text:p>
      <text:p text:style-name="P224"><text:span text:style-name="T85">У</text:span>порядочить и структурировать информацию о контрагентах <text:span text:style-name="T1">в соответствии с заданными параметрами</text:span></text:p>
      <text:p text:style-name="P224"><text:span text:style-name="T85">П</text:span>роводить <text:span text:style-name="T3">формализованные процедуры проверки соответствия поставщиков внутренним требованиям организации</text:span></text:p>
      <text:p text:style-name="P224"><text:span text:style-name="T85">О</text:span>перативно вносить изменения <text:span text:style-name="T13">данных контрагентов</text:span></text:p>
      <text:p text:style-name="P14"><text:span text:style-name="T1">Составлять заявк</text:span>и<text:span text:style-name="T1"> на создание контрагента</text:span></text:p>
      <text:p text:style-name="P18">Вн<text:span text:style-name="T87">осить</text:span> изменени<text:span text:style-name="T87">я</text:span> данных контрагента в процессе работы</text:p>
      <text:p text:style-name="P77">Формировать полное досье контрагента</text:p>
      <text:p text:style-name="P18">А<text:span text:style-name="T5">втоматически вычислять категорию контрагента в соответствии с заданными правилами</text:span></text:p>
      <text:p text:style-name="P225">Проводить процедуры проверки и согласования контрагента <text:s/>на соответствие внутренним требованиям организации</text:p>
      <text:p text:style-name="P4"/>
      <text:p text:style-name="P200">Бизнес-объекты</text:p>
      <text:p text:style-name="P6"/>
      <text:p text:style-name="P81">Документы:</text:p>
      <text:p text:style-name="P8">- Организация</text:p>
      <text:p text:style-name="P13">- Обособленное подразделение</text:p>
      <text:p text:style-name="P6">- Досье</text:p>
      <text:p text:style-name="P6">- Заявка на создание/изменение контрагента</text:p>
      <text:p text:style-name="P6">- Запрос на согласование контрагента</text:p>
      <text:p text:style-name="P6"><text:soft-page-break/>- Единый лист оценки <text:span text:style-name="T6">+ Заключения внутренних служб и специалистов</text:span></text:p>
      <text:p text:style-name="P28"/>
      <text:p text:style-name="P29">Справочник<text:span text:style-name="T90">и:</text:span></text:p>
      <text:p text:style-name="P29">- «Организационн<text:span text:style-name="T9">ая структура</text:span>»</text:p>
      <text:p text:style-name="P27">- «Организационно-правовая форма»</text:p>
      <text:p text:style-name="P28">- «<text:span text:style-name="T9">В</text:span>иды деятельности по ОКВЭД»</text:p>
      <text:p text:style-name="P28">- «<text:span text:style-name="T9">Тип взаимодействия</text:span>» <text:span text:style-name="T9">(в</text:span>иды деятельности по ОКВЭД<text:span text:style-name="T9">)</text:span></text:p>
      <text:p text:style-name="P35">- «Вид платежа»</text:p>
      <text:p text:style-name="P35">- «Вид поставки»</text:p>
      <text:p text:style-name="P35">- «Валюта»</text:p>
      <text:p text:style-name="P35">- «Тема заявки»</text:p>
      <text:p text:style-name="P30"/>
      <text:p text:style-name="P30">Печатн<text:span text:style-name="T90">ая</text:span> форм<text:span text:style-name="T90">а</text:span></text:p>
      <text:p text:style-name="P6"/>
      <text:p text:style-name="P202">Бизнес-процессы</text:p>
      <text:p text:style-name="P202"/>
      <text:p text:style-name="P10">Проверка <text:span text:style-name="T91">на уникальность</text:span></text:p>
      <text:p text:style-name="P9">Автоматическое вычисление категории</text:p>
      <text:p text:style-name="P78">Вычисление итоговой оценки</text:p>
      <text:p text:style-name="P20"><text:span text:style-name="T63">Автоматизированные</text:span><text:span text:style-name="T24"> маршруты</text:span></text:p>
      <text:p text:style-name="P119">Свободный маршрут</text:p>
      <text:p text:style-name="P119">Частные задачи</text:p>
      <text:p text:style-name="P79"/>
      <text:p text:style-name="P16"/>
      <text:p text:style-name="P210">Дополнительные опции</text:p>
      <text:p text:style-name="P72"/>
      <text:p text:style-name="P5"><text:span text:style-name="T93">Приложение «Контрагенты» с</text:span>вязано с<text:span text:style-name="T4">о большинством приложений на основе платформы Veda.</text:span></text:p>
      <text:p text:style-name="P223"/>
      <text:p text:style-name="P226">Аудиты безопасности</text:p>
      <text:p text:style-name="P230"/>
      <text:p text:style-name="P230">Слоган:</text:p>
      <text:p text:style-name="P231">Безопасность на первом месте! / Работайте безопасно!</text:p>
      <text:p text:style-name="P228"/>
      <text:p text:style-name="P229">По кнопке «Подробнее»:</text:p>
      <text:p text:style-name="P228"><text:span text:style-name="T94">Приложение п</text:span>редназначено для <text:span text:style-name="T10">автоматизации планирования и проведения аудитов, контроля <text:s/>выполнения планов реализации.</text:span></text:p>
      <text:p text:style-name="P12"/>
      <text:p text:style-name="P12">Ключевые возможности:</text:p>
      <text:p text:style-name="P74"><text:span text:style-name="T19">П</text:span><text:span text:style-name="T14">ланирование аудитов</text:span></text:p>
      <text:p text:style-name="P43"><text:span text:style-name="T19">С</text:span><text:span text:style-name="T15">писк</text:span><text:span text:style-name="T21">и</text:span><text:span text:style-name="T14"> участников </text:span><text:span text:style-name="T16">рабочих групп</text:span></text:p>
      <text:p text:style-name="P43"><text:span text:style-name="T16">Фикс</text:span><text:span text:style-name="T21">ация</text:span><text:span text:style-name="T16"> наблюдени</text:span><text:span text:style-name="T14">й</text:span><text:span text:style-name="T16"> </text:span><text:span text:style-name="T21">согласно</text:span><text:span text:style-name="T17"> тр</text:span><text:span text:style-name="T16">ебованиям стандартов</text:span></text:p>
      <text:p text:style-name="P43"><text:span text:style-name="T21">П</text:span><text:span text:style-name="T18">лан мероприятий</text:span></text:p>
      <text:p text:style-name="P93">Назначение ответственных</text:p>
      <text:p text:style-name="P3"><text:span text:style-name="T82">К</text:span><text:span text:style-name="T83">онтроль выполнения</text:span></text:p>
      <text:p text:style-name="P83"><text:span text:style-name="T83">С</text:span><text:span text:style-name="T81">нижение рисков</text:span></text:p>
      <text:p text:style-name="P227"/>
      <text:p text:style-name="P46"><text:span text:style-name="T84">Приложение</text:span> позволит:</text:p>
      <text:p text:style-name="P45"><text:span text:style-name="T85">П</text:span>ланировать проведение <text:span text:style-name="T20">предстоящих </text:span>аудитов</text:p>
      <text:p text:style-name="P45"><text:span text:style-name="T85">П</text:span>ланировать мероприятия по устранению выявленных в ходе аудитов недостатков, <text:span text:style-name="T89">в том числе в отношении подрядчиков</text:span></text:p>
      <text:p text:style-name="P45"><text:span text:style-name="T85">Н</text:span>азначать ответственных за выполнение <text:span text:style-name="T22">мероприятий</text:span></text:p>
      <text:p text:style-name="P45"><text:span text:style-name="T85">К</text:span>онтролировать выполнение мероприятий</text:p>
      <text:p text:style-name="P75">Оценивать устранение недостатков</text:p>
      <text:p text:style-name="P73"><text:soft-page-break/><text:span text:style-name="T79">П</text:span><text:span text:style-name="T80">овысить безопасность работы</text:span></text:p>
      <text:p text:style-name="P227"/>
      <text:p text:style-name="P201">Бизнес-объекты</text:p>
      <text:p text:style-name="P201"/>
      <text:p text:style-name="P82">Документы:</text:p>
      <text:p text:style-name="P41">- Аудит безопасности</text:p>
      <text:p text:style-name="P40">- Мероприятие аудита безопасности</text:p>
      <text:p text:style-name="P40">- Оценка аудита</text:p>
      <text:p text:style-name="P70">- Годовая программа аудитов</text:p>
      <text:p text:style-name="P37"/>
      <text:p text:style-name="P38">Справочник<text:span text:style-name="T92">и:</text:span></text:p>
      <text:p text:style-name="P38">- «<text:span text:style-name="T11">Отрасли экономической деятельности</text:span>»</text:p>
      <text:p text:style-name="P36">- «<text:span text:style-name="T12">Перечень проверяемых параметров</text:span>»</text:p>
      <text:p text:style-name="P36">- «<text:span text:style-name="T7">Организационн</text:span>ая структура»</text:p>
      <text:p text:style-name="P36">- «<text:span text:style-name="T12">Виды аудита</text:span>»</text:p>
      <text:p text:style-name="P31"/>
      <text:p text:style-name="P31">Печатные формы</text:p>
      <text:p text:style-name="P42"/>
      <text:p text:style-name="P42">Отчеты:</text:p>
      <text:p text:style-name="P42">- <text:span text:style-name="T92">По сотрудникам</text:span></text:p>
      <text:p text:style-name="P42">- <text:span text:style-name="T92">По просроченным мероприятиям</text:span></text:p>
      <text:p text:style-name="P7"/>
      <text:p text:style-name="P203">Бизнес-процессы</text:p>
      <text:p text:style-name="P120"/>
      <text:p text:style-name="P21"><text:span text:style-name="T63">Автоматизированные</text:span><text:span text:style-name="T24"> маршруты</text:span></text:p>
      <text:p text:style-name="P120">Частные задачи</text:p>
      <text:p text:style-name="P94"/>
      <text:p text:style-name="P17"/>
      <text:p text:style-name="P209">Дополнительные опции</text:p>
      <text:p text:style-name="P73"/>
      <text:p text:style-name="P75">Статус выполнения мероприятий</text:p>
      <text:p text:style-name="P76"><text:span text:style-name="T84">Приложение «Аудиты безопасности»</text:span> связано с <text:span text:style-name="T94">приложением</text:span> «Претензии»</text:p>
      <text:p text:style-name="P44"/>
      <text:p text:style-name="P44"/>
      <text:p text:style-name="P108"><text:span text:style-name="T71">В</text:span>стреч<text:span text:style-name="T71">и</text:span></text:p>
      <text:p text:style-name="P103"/>
      <text:p text:style-name="P135">Слоган:</text:p>
      <text:p text:style-name="P141">От слов — к делу!</text:p>
      <text:p text:style-name="P130"/>
      <text:p text:style-name="P145">По кнопке «Подробнее»:</text:p>
      <text:p text:style-name="P135"><text:span text:style-name="T64">Приложение</text:span><text:span text:style-name="T38"> п</text:span><text:span text:style-name="T37">редназначено для </text:span><text:span text:style-name="T39">автоматизации планирования и проведения различных встреч (совещаний, заседаний, рабочих встреч...), контроля <text:s/>выполнения планов реализации.</text:span></text:p>
      <text:p text:style-name="P51"/>
      <text:p text:style-name="P55">Ключевые возможности:</text:p>
      <text:p text:style-name="P55">Планирование встреч</text:p>
      <text:p text:style-name="P55">Приглашение участников</text:p>
      <text:p text:style-name="P55">Ведение протоколов</text:p>
      <text:p text:style-name="P55"><text:span text:style-name="T88">П</text:span>лан мероприятий</text:p>
      <text:p text:style-name="P55">Назначение ответственных</text:p>
      <text:p text:style-name="P55">Контроль выполнения</text:p>
      <text:p text:style-name="P51"/>
      <text:p text:style-name="P57"><text:span text:style-name="T78">Приложение</text:span> позволит:</text:p>
      <text:p text:style-name="P56"><text:span text:style-name="T32">П</text:span><text:span text:style-name="T27">ланировать предстоящие </text:span><text:span text:style-name="T33">рабочие</text:span><text:span text:style-name="T27"> </text:span><text:span text:style-name="T28">встречи: проводить </text:span><text:span text:style-name="Strong_20_Emphasis"><text:span text:style-name="T35">подготовку и согласование повестки, определ</text:span></text:span><text:span text:style-name="Strong_20_Emphasis"><text:span text:style-name="T36">ять</text:span></text:span><text:span text:style-name="Strong_20_Emphasis"><text:span text:style-name="T35"> состав приглашенных, врем</text:span></text:span><text:span text:style-name="Strong_20_Emphasis"><text:span text:style-name="T36">я</text:span></text:span><text:span text:style-name="Strong_20_Emphasis"><text:span text:style-name="T35"> и мест</text:span></text:span><text:span text:style-name="Strong_20_Emphasis"><text:span text:style-name="T36">о</text:span></text:span><text:span text:style-name="Strong_20_Emphasis"><text:span text:style-name="T35">, своевременно оповещ</text:span></text:span><text:span text:style-name="Strong_20_Emphasis"><text:span text:style-name="T36">ать</text:span></text:span><text:span text:style-name="Strong_20_Emphasis"><text:span text:style-name="T35"> всех заинтересованных лиц, в том числе сотрудник</text:span></text:span><text:span text:style-name="Strong_20_Emphasis"><text:span text:style-name="T36">ов</text:span></text:span><text:span text:style-name="Strong_20_Emphasis"><text:span text:style-name="T35"> внешних организаций </text:span></text:span><text:span text:style-name="Strong_20_Emphasis"><text:span text:style-name="T36">(путем </text:span></text:span><text:span text:style-name="Strong_20_Emphasis"><text:span text:style-name="T35">рассылк</text:span></text:span><text:span text:style-name="Strong_20_Emphasis"><text:span text:style-name="T36">и</text:span></text:span><text:span text:style-name="Strong_20_Emphasis"><text:span text:style-name="T35"> электронных писем с приглашением</text:span></text:span><text:span text:style-name="Strong_20_Emphasis"><text:span text:style-name="T36">)</text:span></text:span></text:p>
      <text:p text:style-name="P65"><text:span text:style-name="T32">В</text:span><text:span text:style-name="T27">ести протоколы встреч, фиксировать принятые решения</text:span></text:p>
      <text:p text:style-name="P65"><text:soft-page-break/><text:span text:style-name="T32">Ф</text:span><text:span text:style-name="T29">ормировать план мероприятий </text:span><text:span text:style-name="T34">по итогам встреч</text:span><text:span text:style-name="T29">, </text:span><text:span text:style-name="T27">н</text:span><text:span text:style-name="T30">азначать ответственных, контролировать выполнени</text:span><text:span text:style-name="T27">е</text:span></text:p>
      <text:p text:style-name="P65"><text:span text:style-name="T32">К</text:span><text:span text:style-name="T30">онтролировать время сотрудников, перечень обсуждаемых вопросов</text:span></text:p>
      <text:p text:style-name="P51"/>
      <text:p text:style-name="P204">Бизнес-объекты</text:p>
      <text:p text:style-name="P52"/>
      <text:p text:style-name="P84">Документы:</text:p>
      <text:p text:style-name="P68">- Протокол встречи</text:p>
      <text:p text:style-name="P52">- Мероприятие встречи</text:p>
      <text:p text:style-name="P55"/>
      <text:p text:style-name="P55">Справочник<text:span text:style-name="T95">и:</text:span></text:p>
      <text:p text:style-name="P55">- «Классификатор встреч»</text:p>
      <text:p text:style-name="P52">- «Организационная структура»</text:p>
      <text:p text:style-name="P52">- «Уровень приоритета»</text:p>
      <text:p text:style-name="P52">- «Срок»</text:p>
      <text:p text:style-name="P52"/>
      <text:p text:style-name="P52">Печатные формы</text:p>
      <text:p text:style-name="P52"/>
      <text:p text:style-name="P84">Отчет о встречах</text:p>
      <text:p text:style-name="P52"/>
      <text:p text:style-name="P204">Бизнес-процессы</text:p>
      <text:p text:style-name="P204"/>
      <text:p text:style-name="P22"><text:span text:style-name="T63">Автоматизированные</text:span><text:span text:style-name="T24"> маршруты</text:span></text:p>
      <text:p text:style-name="P122">Свободный маршрут</text:p>
      <text:p text:style-name="P122">Частные задачи</text:p>
      <text:p text:style-name="P129"/>
      <text:p text:style-name="P209">Дополнительные опции</text:p>
      <text:p text:style-name="P73"/>
      <text:p text:style-name="P66"><text:span text:style-name="T31">Ф</text:span><text:span text:style-name="T30">ормирова</text:span><text:span text:style-name="T31">ние</text:span><text:span text:style-name="T30"> новы</text:span><text:span text:style-name="T31">х</text:span><text:span text:style-name="T30"> </text:span><text:span text:style-name="T28">встреч</text:span><text:span text:style-name="T30"> на основе уже созданных</text:span></text:p>
      <text:p text:style-name="P53">Создание связанных встреч</text:p>
      <text:p text:style-name="P47"/>
      <text:p text:style-name="P109">Первичные документы</text:p>
      <text:p text:style-name="P104"/>
      <text:p text:style-name="P136">Слоган:</text:p>
      <text:p text:style-name="P140">Оперативная обработка и хранение.</text:p>
      <text:p text:style-name="P131"/>
      <text:p text:style-name="P146">По кнопке «Подробнее»:</text:p>
      <text:p text:style-name="P151"><text:span text:style-name="T96">Приложение п</text:span>редназначено для <text:span text:style-name="T72">обеспечения оперативной обработки и хранения первичной документации</text:span>.</text:p>
      <text:p text:style-name="P150"/>
      <text:p text:style-name="P157">Ключевые возможности:</text:p>
      <text:p text:style-name="P170"><text:span text:style-name="T73">Е</text:span>диное хранилище</text:p>
      <text:p text:style-name="P170">Оперативный обмен</text:p>
      <text:p text:style-name="P170">Подготовка к проверкам</text:p>
      <text:p text:style-name="P150"/>
      <text:p text:style-name="P175"><text:span text:style-name="T96">Приложение</text:span> позволит:</text:p>
      <text:p text:style-name="P167"><text:span text:style-name="Strong_20_Emphasis"><text:span text:style-name="T42">Обеспечить </text:span></text:span><text:span text:style-name="Strong_20_Emphasis"><text:span text:style-name="T43">единую работу с электронными (формализованными и неформализованными) и бумажными первичными учетными документами</text:span></text:span></text:p>
      <text:p text:style-name="P167"><text:span text:style-name="Strong_20_Emphasis"><text:span text:style-name="T44">Быстро заносить</text:span></text:span><text:span text:style-name="Strong_20_Emphasis"><text:span text:style-name="T43"> документ</text:span></text:span><text:span text:style-name="Strong_20_Emphasis"><text:span text:style-name="T44">ы</text:span></text:span><text:span text:style-name="Strong_20_Emphasis"><text:span text:style-name="T43"> в единое хранилище из учетных систем, со сканеров</text:span></text:span></text:p>
      <text:p text:style-name="P167"><text:span text:style-name="Strong_20_Emphasis"><text:span text:style-name="T42">Организовать эффективный обмен </text:span></text:span><text:span text:style-name="Strong_20_Emphasis"><text:span text:style-name="T62">первичными учетными документами с контрагентами</text:span></text:span><text:span text:style-name="Strong_20_Emphasis"><text:span text:style-name="T42">, </text:span></text:span><text:span text:style-name="Strong_20_Emphasis"><text:span text:style-name="T43">оперативное проведение сверок</text:span></text:span></text:p>
      <text:p text:style-name="P167"><text:span text:style-name="Strong_20_Emphasis"><text:span text:style-name="T45">Организовать </text:span></text:span><text:span text:style-name="Strong_20_Emphasis"><text:span text:style-name="T43">быструю подготовку к налоговым и аудиторским проверкам путем выгрузки документов в бумажном или электронном виде</text:span></text:span></text:p>
      <text:p text:style-name="P167"><text:span text:style-name="Strong_20_Emphasis"><text:span text:style-name="T45">У</text:span></text:span><text:span text:style-name="Strong_20_Emphasis"><text:span text:style-name="T43">правл</text:span></text:span><text:span text:style-name="Strong_20_Emphasis"><text:span text:style-name="T45">ять</text:span></text:span><text:span text:style-name="Strong_20_Emphasis"><text:span text:style-name="T43"> хранением документов (права доступа, сроки…</text:span></text:span><text:span text:style-name="Strong_20_Emphasis"><text:span text:style-name="T45">)</text:span></text:span></text:p>
      <text:p text:style-name="P150"/>
      <text:p text:style-name="P211">Бизнес-объекты</text:p>
      <text:p text:style-name="P161"/>
      <text:p text:style-name="P179"><text:soft-page-break/>Документы:</text:p>
      <text:p text:style-name="P162">- Первичный документ</text:p>
      <text:p text:style-name="P162"/>
      <text:p text:style-name="P179">Справочники:</text:p>
      <text:p text:style-name="P161">- <text:s/>«Вид документа»</text:p>
      <text:p text:style-name="P155">- <text:s/>«Организационная структура»</text:p>
      <text:p text:style-name="P161">- <text:s/>«Вид бюджета»</text:p>
      <text:p text:style-name="P234"/>
      <text:p text:style-name="P234">Печатные формы <text:span text:style-name="T86">(</text:span><text:span text:style-name="T74">Справка о подтверждающих документах</text:span><text:span text:style-name="T86">)</text:span><text:span text:style-name="T86"><office:annotation><dc:creator>&lt;анонимный&gt;</dc:creator><dc:date>2018-07-24T00:18:47</dc:date><text:p text:style-name="P316"><text:span text:style-name="T138">форма учета по валютным операциям резидентов</text:span></text:p></office:annotation></text:span></text:p>
      <text:p text:style-name="P161"/>
      <text:p text:style-name="P205">Бизнес-процессы</text:p>
      <text:p text:style-name="P123"/>
      <text:p text:style-name="P23"><text:span text:style-name="T63">Автоматизированные</text:span><text:span text:style-name="T24"> маршруты</text:span></text:p>
      <text:p text:style-name="P123">Свободный маршрут</text:p>
      <text:p text:style-name="P183">Частные задачи</text:p>
      <text:p text:style-name="P171"/>
      <text:p text:style-name="P216">Дополнительные опции</text:p>
      <text:p text:style-name="P212"/>
      <text:p text:style-name="P166"><text:span text:style-name="T40">Ф</text:span><text:span text:style-name="T41">ормирова</text:span><text:span text:style-name="T40">ние</text:span><text:span text:style-name="T41"> новы</text:span><text:span text:style-name="T40">х</text:span><text:span text:style-name="T41"> </text:span><text:span text:style-name="T73">первичных документов</text:span><text:span text:style-name="T41"> на основе уже созданных</text:span></text:p>
      <text:p text:style-name="P156">Создание связанных <text:span text:style-name="T73">первичных документов</text:span></text:p>
      <text:p text:style-name="P44"/>
      <text:p text:style-name="P110">Контракты</text:p>
      <text:p text:style-name="P105"/>
      <text:p text:style-name="P137">Слоган:</text:p>
      <text:p text:style-name="P142">Контракты под контролем!</text:p>
      <text:p text:style-name="P132"/>
      <text:p text:style-name="P147">По кнопке «Подробнее»:</text:p>
      <text:p text:style-name="P152"><text:span text:style-name="T96">Приложение п</text:span>редназначено для <text:span text:style-name="T2">обеспечения контроля и прозрачности договорных процессов, централизации работы по каждому отдельному контракту и связанными с ним документами.</text:span></text:p>
      <text:p text:style-name="P187">Включает в себя <text:s/>автоматизацию полного цикла <text:span text:style-name="T97">договорной работы</text:span>.</text:p>
      <text:p text:style-name="P152"/>
      <text:p text:style-name="P158">Ключевые возможности:</text:p>
      <text:p text:style-name="P195"/>
      <text:p text:style-name="P195">Контроль сроков</text:p>
      <text:p text:style-name="P195">Четкие критерии заключения</text:p>
      <text:p text:style-name="P195">Регистрация<office:annotation><dc:creator>&lt;анонимный&gt;</dc:creator><dc:date>2018-07-31T15:42:33</dc:date><text:p text:style-name="P315"><text:span text:style-name="T138">Додумаю</text:span></text:p></office:annotation></text:p>
      <text:p text:style-name="P152"/>
      <text:p text:style-name="P176"><text:span text:style-name="T96">Приложение</text:span> позволит:</text:p>
      <text:p text:style-name="P188"><text:span text:style-name="Strong_20_Emphasis"><text:span text:style-name="T51">О</text:span></text:span><text:span text:style-name="Strong_20_Emphasis"><text:span text:style-name="T50">беспечит</text:span></text:span><text:span text:style-name="Strong_20_Emphasis"><text:span text:style-name="T51">ь</text:span></text:span><text:span text:style-name="Strong_20_Emphasis"><text:span text:style-name="T50"> совместную работу и распределение ответственности между специалистами разных профилей — внутренними заказчиками, специалистами по закупкам, сопровождению, юристами и бухгалтерами.</text:span></text:span></text:p>
      <text:p text:style-name="P168"><text:span text:style-name="Strong_20_Emphasis"><text:span text:style-name="T46">Проводить предварительную работу по подготовке контракта </text:span></text:span><text:span text:style-name="Strong_20_Emphasis"><text:span text:style-name="T47">путем оформления и оценки контрагента (при необходимости), оформления заявки на контракт, проводить процедуру выбора поставщика.</text:span></text:span></text:p>
      <text:p text:style-name="P169"><text:span text:style-name="Strong_20_Emphasis"><text:span text:style-name="T48">Оформлять, </text:span></text:span><text:span text:style-name="Strong_20_Emphasis"><text:span text:style-name="T49">согласовывать, подписывать,</text:span></text:span><text:span text:style-name="Strong_20_Emphasis"><text:span text:style-name="T48"> регистрировать контракт и дополнительные соглашения к нему, формировать паспорт сделки, вести учет и маршрутизацию поступающей первичной документации по контракту.</text:span></text:span></text:p>
      <text:p text:style-name="P169"><text:span text:style-name="Strong_20_Emphasis"><text:span text:style-name="T48">Вести курс валют.</text:span></text:span></text:p>
      <text:p text:style-name="P152"/>
      <text:p text:style-name="P213">Бизнес-объекты</text:p>
      <text:p text:style-name="P163"/>
      <text:p text:style-name="P180">Документы:</text:p>
      <text:p text:style-name="P163">- <text:span text:style-name="T98">Заявка на контракта</text:span></text:p>
      <text:p text:style-name="P163">- <text:span text:style-name="T98">Контракт</text:span></text:p>
      <text:p text:style-name="P163">- <text:span text:style-name="T98">Дополнительное соглашение</text:span></text:p>
      <text:p text:style-name="P163"><text:soft-page-break/>- <text:span text:style-name="T98">Регистрационная запись</text:span></text:p>
      <text:p text:style-name="P163">- <text:span text:style-name="T98">Паспорт сделки</text:span></text:p>
      <text:p text:style-name="P163">- <text:span text:style-name="T98">Выбор поставщика</text:span></text:p>
      <text:p text:style-name="P163"/>
      <text:p text:style-name="P180">Справочники:</text:p>
      <text:p text:style-name="P163">- <text:s/>«Вид <text:span text:style-name="T99">обязательств</text:span>»</text:p>
      <text:p text:style-name="P158">- <text:s/>«Организационная структура»</text:p>
      <text:p text:style-name="P163">- <text:s/>«<text:span text:style-name="T99">Категория</text:span> бюджета»</text:p>
      <text:p text:style-name="P163">- «<text:span text:style-name="T99">Группа материалов</text:span>»</text:p>
      <text:p text:style-name="P163">- «<text:span text:style-name="T99">Направление контракта</text:span>»</text:p>
      <text:p text:style-name="P163">- «<text:span text:style-name="T99">Вид деятельности</text:span>»</text:p>
      <text:p text:style-name="P163">- «<text:span text:style-name="T99">Условия платежа</text:span>»</text:p>
      <text:p text:style-name="P220"><text:span text:style-name="T75">- «</text:span><text:span text:style-name="T76">Условия поставки</text:span><text:span text:style-name="T75">»</text:span></text:p>
      <text:p text:style-name="P163"/>
      <text:p text:style-name="P235">Печатные формы:</text:p>
      <text:p text:style-name="P236">Договор купли-продажи</text:p>
      <text:p text:style-name="P163"/>
      <text:p text:style-name="P206">Бизнес-процессы</text:p>
      <text:p text:style-name="P125"/>
      <text:p text:style-name="P24"><text:span text:style-name="T63">Автоматизированные</text:span><text:span text:style-name="T24"> маршруты</text:span></text:p>
      <text:p text:style-name="P184">Частные задачи</text:p>
      <text:p text:style-name="P172"/>
      <text:p text:style-name="P217">Дополнительные опции</text:p>
      <text:p text:style-name="P213"/>
      <text:p text:style-name="P192">Формирование нового контракта на основе уже созданного.</text:p>
      <text:p text:style-name="P191">Связь с основными средствами предприятия.</text:p>
      <text:p text:style-name="P191">Связь с проектной деятельностью.</text:p>
      <text:p text:style-name="P193">Приложение «Контракты» связано с приложениями «Контрагенты», «Первичные документы», «Претензии».</text:p>
      <text:p text:style-name="P193"/>
      <text:p text:style-name="P111">Претензии</text:p>
      <text:p text:style-name="P106"/>
      <text:p text:style-name="P138">Слоган:</text:p>
      <text:p text:style-name="P143">?</text:p>
      <text:p text:style-name="P133"/>
      <text:p text:style-name="P148">По кнопке «Подробнее»:</text:p>
      <text:p text:style-name="P153"><text:span text:style-name="T96">Приложение п</text:span>редназначено для <text:span text:style-name="T100">автоматизации работы с претензиями.</text:span></text:p>
      <text:p text:style-name="P153"/>
      <text:p text:style-name="P159">Ключевые возможности:</text:p>
      <text:p text:style-name="P196"/>
      <text:p text:style-name="P196">Контроль сроков</text:p>
      <text:p text:style-name="P196">Четкие критерии заключения</text:p>
      <text:p text:style-name="P196">Регистрация</text:p>
      <text:p text:style-name="P153"/>
      <text:p text:style-name="P177"><text:span text:style-name="T96">Приложение</text:span> позволит:</text:p>
      <text:p text:style-name="P189"><text:span text:style-name="Strong_20_Emphasis"><text:span text:style-name="T52">Оформлять и регистрировать претензии, </text:span></text:span><text:span text:style-name="Strong_20_Emphasis"><text:span text:style-name="T53">в том числе</text:span></text:span><text:span text:style-name="Strong_20_Emphasis"><text:span text:style-name="T52"> с привязкой к определенному контрагенту, контракт</text:span></text:span><text:span text:style-name="Strong_20_Emphasis"><text:span text:style-name="T54">у.</text:span></text:span></text:p>
      <text:p text:style-name="P189"><text:span text:style-name="Strong_20_Emphasis"><text:span text:style-name="T52">Принимать решение по претензии и отслеживать ее статус.</text:span></text:span></text:p>
      <text:p text:style-name="P189"><text:span text:style-name="Strong_20_Emphasis"><text:span text:style-name="T52">Контролировать сроки исполнения.</text:span></text:span></text:p>
      <text:p text:style-name="P189"><text:span text:style-name="Strong_20_Emphasis"><text:span text:style-name="T52">Формировать отчеты о </text:span></text:span><text:span text:style-name="Strong_20_Emphasis"><text:span text:style-name="T54">предпринятых действиях</text:span></text:span><text:span text:style-name="Strong_20_Emphasis"><text:span text:style-name="T52">.</text:span></text:span></text:p>
      <text:p text:style-name="P153"/>
      <text:p text:style-name="P214">Бизнес-объекты</text:p>
      <text:p text:style-name="P164"/>
      <text:p text:style-name="P181">Документы:</text:p>
      <text:p text:style-name="P164">- <text:span text:style-name="T102">Входящая претензия</text:span></text:p>
      <text:p text:style-name="P164">- <text:span text:style-name="T102">Исходящая претензия</text:span></text:p>
      <text:p text:style-name="P164"><text:soft-page-break/></text:p>
      <text:p text:style-name="P164"/>
      <text:p text:style-name="P181">Справочники:</text:p>
      <text:p text:style-name="P164">- <text:s/>«Вид <text:span text:style-name="T99">обязательств</text:span>»</text:p>
      <text:p text:style-name="P159">- <text:s/>«Организационная структура»</text:p>
      <text:p text:style-name="P164">- <text:s/>«<text:span text:style-name="T99">Категория</text:span> бюджета»</text:p>
      <text:p text:style-name="P164">- «<text:span text:style-name="T99">Группа материалов</text:span>»</text:p>
      <text:p text:style-name="P164">- «<text:span text:style-name="T99">Направление контракта</text:span>»</text:p>
      <text:p text:style-name="P164">- «<text:span text:style-name="T99">Вид деятельности</text:span>»</text:p>
      <text:p text:style-name="P164">- «<text:span text:style-name="T99">Условия платежа</text:span>»</text:p>
      <text:p text:style-name="P221"><text:span text:style-name="T75">- «</text:span><text:span text:style-name="T76">Условия поставки</text:span><text:span text:style-name="T75">»</text:span></text:p>
      <text:p text:style-name="P164"/>
      <text:p text:style-name="P238">Печатные формы:</text:p>
      <text:p text:style-name="P237">Договор купли-продажи</text:p>
      <text:p text:style-name="P164"/>
      <text:p text:style-name="P207">Бизнес-процессы</text:p>
      <text:p text:style-name="P126"/>
      <text:p text:style-name="P25"><text:span text:style-name="T63">Автоматизированные</text:span><text:span text:style-name="T24"> маршруты</text:span></text:p>
      <text:p text:style-name="P185">Частные задачи</text:p>
      <text:p text:style-name="P173"/>
      <text:p text:style-name="P218">Дополнительные опции</text:p>
      <text:p text:style-name="P214"/>
      <text:p text:style-name="P198">Формирование нового контракта на основе уже созданного.</text:p>
      <text:p text:style-name="P199">Связь с основными средствами предприятия.</text:p>
      <text:p text:style-name="P199">Связь с проектной деятельностью.</text:p>
      <text:p text:style-name="P194">Приложение «<text:span text:style-name="T100">Претензии</text:span>» связано с приложениями «Контра<text:span text:style-name="T100">к</text:span>ты», <text:span text:style-name="T101">«Делопроизводство», «Аудиты», «Внутренний контроль и режим».</text:span></text:p>
      <text:p text:style-name="P44"/>
      <text:p text:style-name="P112">Управление внутренними сервисами</text:p>
      <text:p text:style-name="P107"/>
      <text:p text:style-name="P139">Слоган:</text:p>
      <text:p text:style-name="P144">?</text:p>
      <text:p text:style-name="P134"/>
      <text:p text:style-name="P149">По кнопке «Подробнее»:</text:p>
      <text:p text:style-name="P154"><text:span text:style-name="T96">Приложение п</text:span>редназначено для <text:span text:style-name="T100">автоматизации работы с внутренними заявками на обслуживание.</text:span></text:p>
      <text:p text:style-name="P154"/>
      <text:p text:style-name="P160">Ключевые возможности:</text:p>
      <text:p text:style-name="P197"/>
      <text:p text:style-name="P197">Контроль сроков</text:p>
      <text:p text:style-name="P197">Четкие критерии заключения</text:p>
      <text:p text:style-name="P197">Регистрация</text:p>
      <text:p text:style-name="P154"/>
      <text:p text:style-name="P178"><text:span text:style-name="T96">Приложение</text:span> позволит:</text:p>
      <text:p text:style-name="P190"><text:span text:style-name="Strong_20_Emphasis"><text:span text:style-name="T55">Фиксировать обращения по установленной форме.</text:span></text:span></text:p>
      <text:p text:style-name="P190"><text:span text:style-name="Strong_20_Emphasis"><text:span text:style-name="T55">Контролировать исполнение.</text:span></text:span></text:p>
      <text:p text:style-name="P190"><text:span text:style-name="Strong_20_Emphasis"><text:span text:style-name="T55"/></text:span></text:p>
      <text:p text:style-name="P128"><text:span text:style-name="Strong_20_Emphasis"><text:span text:style-name="T114">Модуль «Командировки</text:span></text:span><text:span text:style-name="Strong_20_Emphasis"><text:span text:style-name="T115">» </text:span></text:span><text:span text:style-name="Strong_20_Emphasis"><text:span text:style-name="T114">позвол</text:span></text:span><text:span text:style-name="Strong_20_Emphasis"><text:span text:style-name="T116">и</text:span></text:span><text:span text:style-name="Strong_20_Emphasis"><text:span text:style-name="T114">т</text:span></text:span><text:span text:style-name="Strong_20_Emphasis"><text:span text:style-name="T115">:</text:span></text:span></text:p>
      <text:p text:style-name="P128"><text:span text:style-name="Strong_20_Emphasis"><text:span text:style-name="T115"/></text:span></text:p>
      <text:p text:style-name="P128"><text:span text:style-name="T65">- Обеспечить доступ к оформлению заявок любым сотрудникам, <text:s/>рабочее место которых оборудовано компьютером и локальной сетью. </text:span><text:span text:style-name="T66">(</text:span><text:span text:style-name="T118">Например, раньше для оформления командировки сотрудники обращались к коллегам, имеющим доступ к 1С. Теперь они смогут сделать это самостоятельно, а их коллеги будут заниматься своей непосредственной работой</text:span><text:span text:style-name="T119">)</text:span><text:span text:style-name="T118">.</text:span></text:p>
      <text:p text:style-name="P240">- Сократить время согласования заявки на командировку и формирования командировочных документов.</text:p>
      <text:p text:style-name="P240">- Проконтролировать <text:s/>возврат отчетных документов.</text:p>
      <text:p text:style-name="P240">- Быстро получить информацию о местонахождении сотрудников.</text:p>
      <text:p text:style-name="P233"><text:soft-page-break/><text:span text:style-name="T108">Модуль «</text:span><text:span text:style-name="T109">Доверенности» </text:span><text:span text:style-name="T108">позвол</text:span><text:span text:style-name="T110">и</text:span><text:span text:style-name="T108">т</text:span><text:span text:style-name="T109">:</text:span></text:p>
      <text:p text:style-name="P296"/>
      <text:p text:style-name="P296">- Автоматизировать выдачу и учет доверенностей на предприятии.</text:p>
      <text:p text:style-name="P233"><text:span text:style-name="T111">- Оформлять доверенности на физически</text:span><text:span text:style-name="T112">е</text:span><text:span text:style-name="T111"> и юридически</text:span><text:span text:style-name="T112">е</text:span><text:span text:style-name="T111"> лиц</text:span><text:span text:style-name="T112">а</text:span><text:span text:style-name="T111">.</text:span></text:p>
      <text:p text:style-name="P296">- Вести единый реестр выданных доверенностей.</text:p>
      <text:p text:style-name="P296">- Ускорить процесс согласования доверенности и повысить его прозрачность.</text:p>
      <text:p text:style-name="P233"><text:span text:style-name="T108">- Получить</text:span><text:span text:style-name="T109"> быстр</text:span><text:span text:style-name="T108">ый</text:span><text:span text:style-name="T109"> доступ к необходимой информации по выданной доверенности: срок действия, передаваемые полномочия, объект доверия.</text:span></text:p>
      <text:p text:style-name="P299"/>
      <text:p text:style-name="P232"><text:span text:style-name="T120">Модуль «</text:span><text:span text:style-name="T121">Представительские расходы</text:span><text:span text:style-name="T122">» </text:span><text:span text:style-name="T120">позвол</text:span><text:span text:style-name="T125">и</text:span><text:span text:style-name="T120">т</text:span><text:span text:style-name="T122">:</text:span></text:p>
      <text:p text:style-name="P296"/>
      <text:p text:style-name="P232"><text:span text:style-name="T123">- Оформить план предстоящих мероприятий с указанием участников, в том числе сотрудников внешних организаций, и ответственных за проведение</text:span><text:span text:style-name="T120">.</text:span></text:p>
      <text:p text:style-name="P302">- Рассчитать и учесть расходы на проведение.</text:p>
      <text:p text:style-name="P303">- Ускорить процесс согласования заявки на проведение.</text:p>
      <text:p text:style-name="P232"><text:span text:style-name="T124">- Отчитаться о произведенных затратах</text:span><text:span text:style-name="T120">.</text:span></text:p>
      <text:p text:style-name="P304">- Вести формализованный учет затрат на проведение различных мероприятий (от представительских официальных <text:s/>до корпоративных культурных).</text:p>
      <text:p text:style-name="P190"><text:span text:style-name="Strong_20_Emphasis"><text:span text:style-name="T107"/></text:span></text:p>
      <text:p text:style-name="P154"/>
      <text:p text:style-name="P215">Бизнес-объекты</text:p>
      <text:p text:style-name="P165"/>
      <text:p text:style-name="P182">Документы:</text:p>
      <text:p text:style-name="P165">- <text:span text:style-name="T127">Командировка</text:span></text:p>
      <text:p text:style-name="P165">- <text:span text:style-name="T127">Регистрационная запись</text:span></text:p>
      <text:p text:style-name="P165">- <text:span text:style-name="T127">Изменение сроков</text:span></text:p>
      <text:p text:style-name="P165">- <text:span text:style-name="T127">Доверенность</text:span></text:p>
      <text:p text:style-name="P165">- <text:span text:style-name="T127">Представительские расходы</text:span></text:p>
      <text:p text:style-name="P165">- <text:span text:style-name="T127">План мероприятий</text:span></text:p>
      <text:p text:style-name="P165">- <text:span text:style-name="T127">Расходы на мероприятие</text:span></text:p>
      <text:p text:style-name="P165"/>
      <text:p text:style-name="P165"/>
      <text:p text:style-name="P182">Справочники:</text:p>
      <text:p text:style-name="P165">- <text:s/>«Вид <text:span text:style-name="T99">обязательств</text:span>»</text:p>
      <text:p text:style-name="P160">- <text:s/>«Организационная структура»</text:p>
      <text:p text:style-name="P165">- <text:s/>«<text:span text:style-name="T99">Категория</text:span> бюджета»</text:p>
      <text:p text:style-name="P165">- «<text:span text:style-name="T99">Группа материалов</text:span>»</text:p>
      <text:p text:style-name="P165">- «<text:span text:style-name="T99">Направление контракта</text:span>»</text:p>
      <text:p text:style-name="P165">- «<text:span text:style-name="T99">Вид деятельности</text:span>»</text:p>
      <text:p text:style-name="P165">- «<text:span text:style-name="T99">Условия платежа</text:span>»</text:p>
      <text:p text:style-name="P222"><text:span text:style-name="T75">- «</text:span><text:span text:style-name="T76">Условия поставки</text:span><text:span text:style-name="T75">»</text:span></text:p>
      <text:p text:style-name="P165"/>
      <text:p text:style-name="P239">Печатные формы:</text:p>
      <text:p text:style-name="P311"/>
      <text:p text:style-name="P312">Отчеты:</text:p>
      <text:p text:style-name="P312">- Отчет по командированным</text:p>
      <text:p text:style-name="P312">- Отчет по расходам</text:p>
      <text:p text:style-name="P165"><text:soft-page-break/></text:p>
      <text:p text:style-name="P208">Бизнес-процессы</text:p>
      <text:p text:style-name="P127"/>
      <text:p text:style-name="P26"><text:span text:style-name="T63">Автоматизированные</text:span><text:span text:style-name="T24"> маршруты</text:span></text:p>
      <text:p text:style-name="P186">Частные задачи</text:p>
      <text:p text:style-name="P174"/>
      <text:p text:style-name="P219">Дополнительные опции</text:p>
      <text:p text:style-name="P215"/>
      <text:p text:style-name="P247"/>
      <text:p text:style-name="P288">Управление делопроизводством</text:p>
      <text:p text:style-name="P286"/>
      <text:p text:style-name="P272">Слоган:</text:p>
      <text:p text:style-name="P274">Порядок в документах!</text:p>
      <text:p text:style-name="P276"/>
      <text:p text:style-name="P249">По кнопке «Подробнее»:</text:p>
      <text:p text:style-name="P251"><text:span text:style-name="T96">Приложение п</text:span>редназначено для <text:span text:style-name="T100">автоматизации и эффективного управления делопроизводственными процессами, характерными для любой организации.</text:span></text:p>
      <text:p text:style-name="P251"/>
      <text:p text:style-name="P254">Ключевые возможности:</text:p>
      <text:p text:style-name="P269">Порядок в корреспонденции</text:p>
      <text:p text:style-name="P269">Надлежащее оформление</text:p>
      <text:p text:style-name="P269">Соблюдение сроков подготовки</text:p>
      <text:p text:style-name="P269">Контроль исполнения</text:p>
      <text:p text:style-name="P251"/>
      <text:p text:style-name="P256"><text:span text:style-name="T96">Приложение</text:span> позволит:</text:p>
      <text:p text:style-name="P258"><text:span text:style-name="Strong_20_Emphasis"><text:span text:style-name="T56">Автоматически регистрировать всю внутреннюю документацию.</text:span></text:span></text:p>
      <text:p text:style-name="P259"><text:span text:style-name="Strong_20_Emphasis"><text:span text:style-name="T56">Контролировать процессы </text:span></text:span><text:span text:style-name="Strong_20_Emphasis"><text:span text:style-name="T57">исполнения документов</text:span></text:span><text:span text:style-name="Strong_20_Emphasis"><text:span text:style-name="T56">.</text:span></text:span></text:p>
      <text:p text:style-name="P253"/>
      <text:p text:style-name="P290">Бизнес-объекты</text:p>
      <text:p text:style-name="P244"/>
      <text:p text:style-name="P261">Документы:</text:p>
      <text:p text:style-name="P244">- <text:span text:style-name="T102">Входящая / исходящая корреспонденция</text:span></text:p>
      <text:p text:style-name="P244">- <text:span text:style-name="T133">Организационно-распорядительные документы</text:span></text:p>
      <text:p text:style-name="P244">- <text:span text:style-name="T128">Внутренние документы</text:span></text:p>
      <text:p text:style-name="P244"/>
      <text:p text:style-name="P244"/>
      <text:p text:style-name="P261"><text:span text:style-name="T130">Справочники</text:span>:</text:p>
      <text:p text:style-name="P254">- <text:s/>«Организационная структура»</text:p>
      <text:p text:style-name="P244">- <text:s/>«<text:span text:style-name="T128">Вид документа</text:span>»</text:p>
      <text:p text:style-name="P284"><text:span text:style-name="T75">- «</text:span><text:span text:style-name="T77">Метод доставки</text:span><text:span text:style-name="T75">»</text:span></text:p>
      <text:p text:style-name="P244"/>
      <text:p text:style-name="P313">Печатные формы:</text:p>
      <text:p text:style-name="P313">- <text:span text:style-name="T132">Входящее / исходящее письмо</text:span></text:p>
      <text:p text:style-name="P313">- <text:span text:style-name="T132">Внутренний документ</text:span></text:p>
      <text:p text:style-name="P244"/>
      <text:p text:style-name="P294">Бизнес-процессы</text:p>
      <text:p text:style-name="P278"/>
      <text:p text:style-name="P282"><text:span text:style-name="T63">Автоматизированные</text:span><text:span text:style-name="T24"> маршруты</text:span></text:p>
      <text:p text:style-name="P263">Частные задачи</text:p>
      <text:p text:style-name="P265"/>
      <text:p text:style-name="P292">Дополнительные опции</text:p>
      <text:p text:style-name="P267"/>
      <text:p text:style-name="P248"><text:span text:style-name="T130">Приложение</text:span> «» связано с приложениями «Контра<text:span text:style-name="T100">к</text:span>ты», <text:span text:style-name="T101">«Делопроизводство», «Аудиты», «Внутренний контроль и режим».</text:span></text:p>
      <text:p text:style-name="P248"/>
      <text:p text:style-name="P289"><text:soft-page-break/>Внутренний контроль и режим</text:p>
      <text:p text:style-name="P287"/>
      <text:p text:style-name="P273">Слоган:</text:p>
      <text:p text:style-name="P275">Порядок в документах!</text:p>
      <text:p text:style-name="P277"/>
      <text:p text:style-name="P250">По кнопке «Подробнее»:</text:p>
      <text:p text:style-name="P252"><text:span text:style-name="T96">Приложение п</text:span>редназначено для <text:span text:style-name="T100">автоматизации процессов оформления пропусков и актов нарушений.</text:span></text:p>
      <text:p text:style-name="P252"/>
      <text:p text:style-name="P255">Ключевые возможности:</text:p>
      <text:p text:style-name="P270"/>
      <text:p text:style-name="P252"/>
      <text:p text:style-name="P257"><text:span text:style-name="T96">Приложение</text:span> позволит:</text:p>
      <text:p text:style-name="P260"><text:span text:style-name="Strong_20_Emphasis"><text:span text:style-name="T53">Формировать заявки на пропуска для сотрудников предприятия и сторонних организаций, транспортные средства.</text:span></text:span></text:p>
      <text:p text:style-name="P260"><text:span text:style-name="Strong_20_Emphasis"><text:span text:style-name="T53">Оформлять пропуска </text:span></text:span><text:span text:style-name="Strong_20_Emphasis"><text:span text:style-name="T58">на основе утвержденных заявок</text:span></text:span><text:span text:style-name="Strong_20_Emphasis"><text:span text:style-name="T53">.</text:span></text:span></text:p>
      <text:p text:style-name="P260"><text:span text:style-name="Strong_20_Emphasis"><text:span text:style-name="T53">Оформлять акты нарушений внутреннего режима предприятия.</text:span></text:span></text:p>
      <text:p text:style-name="P260"><text:span text:style-name="Strong_20_Emphasis"><text:span text:style-name="T61">Это</text:span></text:span><text:span text:style-name="Strong_20_Emphasis"><text:span text:style-name="T60"> решение могут использовать сторонние организации, тесно сотрудничающие с предприятием, для оформления заявок на пропуска.</text:span></text:span></text:p>
      <text:p text:style-name="P252"/>
      <text:p text:style-name="P291">Бизнес-объекты</text:p>
      <text:p text:style-name="P245"/>
      <text:p text:style-name="P262">Документы:</text:p>
      <text:p text:style-name="P246">- <text:span text:style-name="T135">Заявка на пропуск</text:span></text:p>
      <text:p text:style-name="P246"><text:span text:style-name="T135">- Пропуск для сотрудников / для сотрудников внешних организаций</text:span></text:p>
      <text:p text:style-name="P246"><text:span text:style-name="T135">- Пропуск на транспортные средства</text:span></text:p>
      <text:p text:style-name="P246">- <text:span text:style-name="T136">Акт нарушения</text:span></text:p>
      <text:p text:style-name="P245"/>
      <text:p text:style-name="P262"><text:span text:style-name="T130">Справочники</text:span>:</text:p>
      <text:p text:style-name="P255">- <text:s/>«Организационная структура»</text:p>
      <text:p text:style-name="P285"><text:span text:style-name="T75">- <text:s/>«</text:span><text:span text:style-name="T77">Вид документа</text:span><text:span text:style-name="T75">»</text:span></text:p>
      <text:p text:style-name="P245"/>
      <text:p text:style-name="P314">Печатные формы:</text:p>
      <text:p text:style-name="P314">- <text:span text:style-name="T137">Заявка на пропуск</text:span></text:p>
      <text:p text:style-name="P245"/>
      <text:p text:style-name="P295">Бизнес-процессы</text:p>
      <text:p text:style-name="P279"/>
      <text:p text:style-name="P283"><text:span text:style-name="T63">Автоматизированные</text:span><text:span text:style-name="T24"> маршруты</text:span></text:p>
      <text:p text:style-name="P264">Частные задачи</text:p>
      <text:p text:style-name="P266"/>
      <text:p text:style-name="P293">Дополнительные опции</text:p>
      <text:p text:style-name="P268"/>
      <text:p text:style-name="P271">Приложение «<text:span text:style-name="T134">Внутренний контроль и режим</text:span>» связано с приложени<text:span text:style-name="T134">ем</text:span> «<text:span text:style-name="T134">Претензии</text:span>».</text:p>
      <text:p text:style-name="P44"/>
      <text:p text:style-name="P101">Главное<office:annotation><dc:creator>&lt;анонимный&gt;</dc:creator><dc:date>2018-07-23T21:53:42</dc:date><text:p text:style-name="P315"><text:span text:style-name="T138">Разместить в Платформа — Преимущества</text:span></text:p><text:p text:style-name="P315"><text:span text:style-name="T138"/></text:p><text:p text:style-name="P315"><text:span text:style-name="T138">Сделать 1-м блоком, т. к. это самые главные преимущества для клиента!</text:span></text:p></office:annotation></text:p>
      <text:p text:style-name="P48"/>
      <text:p text:style-name="P48">Платформа Veda предназначена для быстрого создания автоматизированных бизнес-решений</text:p>
      <text:p text:style-name="P48"/>
      <text:p text:style-name="P49">Нет лицензий — <text:span text:style-name="T23">возможность подключения 100% сотрудников на старте</text:span></text:p>
      <text:p text:style-name="P49"/>
      <text:p text:style-name="P50">QuickWin — быстрое получение эффекта</text:p>
      <text:p text:style-name="P50"/>
      <text:p text:style-name="P50">Open-source — разумная стоимость владения</text:p>
      <text:p text:style-name="P50"/>
      <text:p text:style-name="P117">Российский разработчик — <text:span text:style-name="T68">Наша компания является разработчиком собственной платформы и приложений на ее основе</text:span></text:p>
      <text:p text:style-name="P118"/>
      <text:p text:style-name="P50"><text:soft-page-break/>Отработанная методология внедрения - <text:span text:style-name="T67">з</text:span><text:span text:style-name="T25">а годы работы мы накопили </text:span><text:span text:style-name="T26">большой</text:span><text:span text:style-name="T25"> опыт в области электронного документооборота</text:span></text:p>
      <text:p text:style-name="P115"/>
      <text:p text:style-name="P116">Индивидуальные настройки - под любые задачи предприятия</text:p>
      <text:p text:style-name="P113"/>
      <text:p text:style-name="P114">Многоязычность интерфейса и вводимых данных</text:p>
      <text:p text:style-name="P114"/>
      <text:p text:style-name="P114">Возможность подключения к системе сторонних организаций и аффилированных лиц</text:p>
      <text:p text:style-name="P116"/>
      <text:p text:style-name="P116"/>
      <text:p text:style-name="P54">Бизнес-объекты:</text:p>
      <text:p text:style-name="P67"><text:span text:style-name="T90">Шаблон - </text:span>Протокол</text:p>
      <text:p text:style-name="P54"><text:span text:style-name="T90">Шаблон - </text:span>Мероприятие</text:p>
      <text:p text:style-name="P54">Справочник<text:span text:style-name="T90">и - 4</text:span></text:p>
      <text:p text:style-name="P54">Печатные формы - <text:span text:style-name="T90">1</text:span></text:p>
      <text:p text:style-name="P54"/>
      <text:p text:style-name="P54">Бизнес-процессы:</text:p>
      <text:p text:style-name="P19"><text:span text:style-name="T63">Автоматизированные</text:span><text:span text:style-name="T24"> маршруты</text:span></text:p>
      <text:p text:style-name="P121">Свободный маршрут</text:p>
      <text:p text:style-name="P121">Частные задачи</text:p>
      <text:p text:style-name="P1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Основной_20_текст_20_символа" style:display-name="Основной текст символа" style:family="text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style:style style:name="Bullet_20_Symbols" style:display-name="Bullet Symbols" style:family="text" style:parent-style-name="Основной_20_текст_20_символа">
      <style:text-properties style:font-size-asian="10.5pt"/>
    </style:style>
    <style:style style:name="Numbering_20_Symbols" style:display-name="Numbering Symbols" style:family="text"/>
    <style:style style:name="Strong_20_Emphasis" style:display-name="Strong Emphasis" style:family="text" style:parent-style-name="Основной_20_текст_20_символа">
      <style:text-properties fo:font-weight="bold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18:11.745362598</meta:creation-date>
    <dc:date>2018-09-10T10:11:01.694627083</dc:date>
    <meta:editing-duration>PT16H3M33S</meta:editing-duration>
    <meta:editing-cycles>103</meta:editing-cycles>
    <meta:generator>LibreOffice/5.1.6.2$Linux_X86_64 LibreOffice_project/10m0$Build-2</meta:generator>
    <meta:document-statistic meta:table-count="0" meta:image-count="0" meta:object-count="0" meta:page-count="13" meta:paragraph-count="427" meta:word-count="1921" meta:character-count="16009" meta:non-whitespace-character-count="14484"/>
  </office:meta>
</office:document-meta>
</file>